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[.C$2]+1" office:value-type="float" office:value="56" calcext:value-type="float">
            <text:p>56</text:p>
          </table:table-cell>
          <table:table-cell table:formula="of:=[.D$2]+1" office:value-type="float" office:value="57" calcext:value-type="float">
            <text:p>57</text:p>
          </table:table-cell>
          <table:table-cell table:formula="of:=[.E$2]+1" office:value-type="float" office:value="58" calcext:value-type="float">
            <text:p>58</text:p>
          </table:table-cell>
          <table:table-cell table:formula="of:=[.F$2]+1" office:value-type="float" office:value="59" calcext:value-type="float">
            <text:p>59</text:p>
          </table:table-cell>
          <table:table-cell table:formula="of:=[.G$2]+1" office:value-type="float" office:value="60" calcext:value-type="float">
            <text:p>60</text:p>
          </table:table-cell>
          <table:table-cell table:formula="of:=[.H$2]+1" office:value-type="float" office:value="61" calcext:value-type="float">
            <text:p>61</text:p>
          </table:table-cell>
          <table:table-cell table:formula="of:=[.I$2]+1" office:value-type="float" office:value="62" calcext:value-type="float">
            <text:p>62</text:p>
          </table:table-cell>
          <table:table-cell table:formula="of:=[.J$2]+1" office:value-type="float" office:value="63" calcext:value-type="float">
            <text:p>63</text:p>
          </table:table-cell>
          <table:table-cell table:formula="of:=[.K$2]+1" office:value-type="float" office:value="64" calcext:value-type="float">
            <text:p>64</text:p>
          </table:table-cell>
          <table:table-cell table:formula="of:=[.L$2]+1" office:value-type="float" office:value="65" calcext:value-type="float">
            <text:p>65</text:p>
          </table:table-cell>
          <table:table-cell table:formula="of:=[.M$2]+1" office:value-type="float" office:value="66" calcext:value-type="float">
            <text:p>66</text:p>
          </table:table-cell>
          <table:table-cell table:formula="of:=[.N$2]+1" office:value-type="float" office:value="67" calcext:value-type="float">
            <text:p>67</text:p>
          </table:table-cell>
          <table:table-cell table:formula="of:=[.O$2]+1" office:value-type="float" office:value="68" calcext:value-type="float">
            <text:p>68</text:p>
          </table:table-cell>
          <table:table-cell table:formula="of:=[.P$2]+1" office:value-type="float" office:value="69" calcext:value-type="float">
            <text:p>69</text:p>
          </table:table-cell>
          <table:table-cell table:formula="of:=[.Q$2]+1" office:value-type="float" office:value="70" calcext:value-type="float">
            <text:p>7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10" calcext:value-type="float">
            <text:p>10</text:p>
          </table:table-cell>
          <table:table-cell table:formula="of:=[.$B$37]/(([.$B$38]+[.C$2])*([.$B3]+1))" office:value-type="float" office:value="145454.545454545" calcext:value-type="float">
            <text:p>145454,545454545</text:p>
          </table:table-cell>
          <table:table-cell table:formula="of:=[.$B$37]/(([.$B$38]+[.D$2])*([.$B3]+1))" office:value-type="float" office:value="143540.669856459" calcext:value-type="float">
            <text:p>143540,669856459</text:p>
          </table:table-cell>
          <table:table-cell table:formula="of:=[.$B$37]/(([.$B$38]+[.E$2])*([.$B3]+1))" office:value-type="float" office:value="141676.505312869" calcext:value-type="float">
            <text:p>141676,505312869</text:p>
          </table:table-cell>
          <table:table-cell table:formula="of:=[.$B$37]/(([.$B$38]+[.F$2])*([.$B3]+1))" office:value-type="float" office:value="139860.13986014" calcext:value-type="float">
            <text:p>139860,13986014</text:p>
          </table:table-cell>
          <table:table-cell table:formula="of:=[.$B$37]/(([.$B$38]+[.G$2])*([.$B3]+1))" office:value-type="float" office:value="138089.758342923" calcext:value-type="float">
            <text:p>138089,758342923</text:p>
          </table:table-cell>
          <table:table-cell table:formula="of:=[.$B$37]/(([.$B$38]+[.H$2])*([.$B3]+1))" office:value-type="float" office:value="136363.636363636" calcext:value-type="float">
            <text:p>136363,636363636</text:p>
          </table:table-cell>
          <table:table-cell table:formula="of:=[.$B$37]/(([.$B$38]+[.I$2])*([.$B3]+1))" office:value-type="float" office:value="134680.134680135" calcext:value-type="float">
            <text:p>134680,134680135</text:p>
          </table:table-cell>
          <table:table-cell table:formula="of:=[.$B$37]/(([.$B$38]+[.J$2])*([.$B3]+1))" office:value-type="float" office:value="133037.694013304" calcext:value-type="float">
            <text:p>133037,694013304</text:p>
          </table:table-cell>
          <table:table-cell table:formula="of:=[.$B$37]/(([.$B$38]+[.K$2])*([.$B3]+1))" office:value-type="float" office:value="131434.830230011" calcext:value-type="float">
            <text:p>131434,830230011</text:p>
          </table:table-cell>
          <table:table-cell table:formula="of:=[.$B$37]/(([.$B$38]+[.L$2])*([.$B3]+1))" office:value-type="float" office:value="129870.12987013" calcext:value-type="float">
            <text:p>129870,12987013</text:p>
          </table:table-cell>
          <table:table-cell table:formula="of:=[.$B$37]/(([.$B$38]+[.M$2])*([.$B3]+1))" office:value-type="float" office:value="128342.245989305" calcext:value-type="float">
            <text:p>128342,245989305</text:p>
          </table:table-cell>
          <table:table-cell table:formula="of:=[.$B$37]/(([.$B$38]+[.N$2])*([.$B3]+1))" office:value-type="float" office:value="126849.894291755" calcext:value-type="float">
            <text:p>126849,894291755</text:p>
          </table:table-cell>
          <table:table-cell table:formula="of:=[.$B$37]/(([.$B$38]+[.O$2])*([.$B3]+1))" office:value-type="float" office:value="125391.849529781" calcext:value-type="float">
            <text:p>125391,849529781</text:p>
          </table:table-cell>
          <table:table-cell table:formula="of:=[.$B$37]/(([.$B$38]+[.P$2])*([.$B3]+1))" office:value-type="float" office:value="123966.94214876" calcext:value-type="float">
            <text:p>123966,94214876</text:p>
          </table:table-cell>
          <table:table-cell table:formula="of:=[.$B$37]/(([.$B$38]+[.Q$2])*([.$B3]+1))" office:value-type="float" office:value="122574.055158325" calcext:value-type="float">
            <text:p>122574,055158325</text:p>
          </table:table-cell>
          <table:table-cell table:formula="of:=[.$B$37]/(([.$B$38]+[.R$2])*([.$B3]+1))" office:value-type="float" office:value="121212.121212121" calcext:value-type="float">
            <text:p>121212,121212121</text:p>
          </table:table-cell>
          <table:table-cell table:number-columns-repeated="1007"/>
        </table:table-row>
        <table:table-row table:style-name="ro2">
          <table:table-cell/>
          <table:table-cell table:formula="of:=[.$B3]+1" office:value-type="float" office:value="11" calcext:value-type="float">
            <text:p>11</text:p>
          </table:table-cell>
          <table:table-cell table:formula="of:=[.$B$37]/(([.$B$38]+[.C$2])*([.$B4]+1))" office:value-type="float" office:value="133333.333333333" calcext:value-type="float">
            <text:p>133333,333333333</text:p>
          </table:table-cell>
          <table:table-cell table:formula="of:=[.$B$37]/(([.$B$38]+[.D$2])*([.$B4]+1))" office:value-type="float" office:value="131578.947368421" calcext:value-type="float">
            <text:p>131578,947368421</text:p>
          </table:table-cell>
          <table:table-cell table:formula="of:=[.$B$37]/(([.$B$38]+[.E$2])*([.$B4]+1))" office:value-type="float" office:value="129870.12987013" calcext:value-type="float">
            <text:p>129870,12987013</text:p>
          </table:table-cell>
          <table:table-cell table:formula="of:=[.$B$37]/(([.$B$38]+[.F$2])*([.$B4]+1))" office:value-type="float" office:value="128205.128205128" calcext:value-type="float">
            <text:p>128205,128205128</text:p>
          </table:table-cell>
          <table:table-cell table:formula="of:=[.$B$37]/(([.$B$38]+[.G$2])*([.$B4]+1))" office:value-type="float" office:value="126582.278481013" calcext:value-type="float">
            <text:p>126582,278481013</text:p>
          </table:table-cell>
          <table:table-cell table:formula="of:=[.$B$37]/(([.$B$38]+[.H$2])*([.$B4]+1))" office:value-type="float" office:value="125000" calcext:value-type="float">
            <text:p>125000</text:p>
          </table:table-cell>
          <table:table-cell table:formula="of:=[.$B$37]/(([.$B$38]+[.I$2])*([.$B4]+1))" office:value-type="float" office:value="123456.790123457" calcext:value-type="float">
            <text:p>123456,790123457</text:p>
          </table:table-cell>
          <table:table-cell table:formula="of:=[.$B$37]/(([.$B$38]+[.J$2])*([.$B4]+1))" office:value-type="float" office:value="121951.219512195" calcext:value-type="float">
            <text:p>121951,219512195</text:p>
          </table:table-cell>
          <table:table-cell table:formula="of:=[.$B$37]/(([.$B$38]+[.K$2])*([.$B4]+1))" office:value-type="float" office:value="120481.927710843" calcext:value-type="float">
            <text:p>120481,927710843</text:p>
          </table:table-cell>
          <table:table-cell table:formula="of:=[.$B$37]/(([.$B$38]+[.L$2])*([.$B4]+1))" office:value-type="float" office:value="119047.619047619" calcext:value-type="float">
            <text:p>119047,619047619</text:p>
          </table:table-cell>
          <table:table-cell table:formula="of:=[.$B$37]/(([.$B$38]+[.M$2])*([.$B4]+1))" office:value-type="float" office:value="117647.058823529" calcext:value-type="float">
            <text:p>117647,058823529</text:p>
          </table:table-cell>
          <table:table-cell table:formula="of:=[.$B$37]/(([.$B$38]+[.N$2])*([.$B4]+1))" office:value-type="float" office:value="116279.069767442" calcext:value-type="float">
            <text:p>116279,069767442</text:p>
          </table:table-cell>
          <table:table-cell table:formula="of:=[.$B$37]/(([.$B$38]+[.O$2])*([.$B4]+1))" office:value-type="float" office:value="114942.528735632" calcext:value-type="float">
            <text:p>114942,528735632</text:p>
          </table:table-cell>
          <table:table-cell table:formula="of:=[.$B$37]/(([.$B$38]+[.P$2])*([.$B4]+1))" office:value-type="float" office:value="113636.363636364" calcext:value-type="float">
            <text:p>113636,363636364</text:p>
          </table:table-cell>
          <table:table-cell table:formula="of:=[.$B$37]/(([.$B$38]+[.Q$2])*([.$B4]+1))" office:value-type="float" office:value="112359.550561798" calcext:value-type="float">
            <text:p>112359,550561798</text:p>
          </table:table-cell>
          <table:table-cell table:formula="of:=[.$B$37]/(([.$B$38]+[.R$2])*([.$B4]+1))" office:value-type="float" office:value="111111.111111111" calcext:value-type="float">
            <text:p>111111,111111111</text:p>
          </table:table-cell>
          <table:table-cell table:number-columns-repeated="1007"/>
        </table:table-row>
        <table:table-row table:style-name="ro2">
          <table:table-cell/>
          <table:table-cell table:formula="of:=[.$B4]+1" office:value-type="float" office:value="12" calcext:value-type="float">
            <text:p>12</text:p>
          </table:table-cell>
          <table:table-cell table:formula="of:=[.$B$37]/(([.$B$38]+[.C$2])*([.$B5]+1))" office:value-type="float" office:value="123076.923076923" calcext:value-type="float">
            <text:p>123076,923076923</text:p>
          </table:table-cell>
          <table:table-cell table:formula="of:=[.$B$37]/(([.$B$38]+[.D$2])*([.$B5]+1))" office:value-type="float" office:value="121457.489878543" calcext:value-type="float">
            <text:p>121457,489878543</text:p>
          </table:table-cell>
          <table:table-cell table:formula="of:=[.$B$37]/(([.$B$38]+[.E$2])*([.$B5]+1))" office:value-type="float" office:value="119880.11988012" calcext:value-type="float">
            <text:p>119880,11988012</text:p>
          </table:table-cell>
          <table:table-cell table:formula="of:=[.$B$37]/(([.$B$38]+[.F$2])*([.$B5]+1))" office:value-type="float" office:value="118343.195266272" calcext:value-type="float">
            <text:p>118343,195266272</text:p>
          </table:table-cell>
          <table:table-cell table:formula="of:=[.$B$37]/(([.$B$38]+[.G$2])*([.$B5]+1))" office:value-type="float" office:value="116845.180136319" calcext:value-type="float">
            <text:p>116845,180136319</text:p>
          </table:table-cell>
          <table:table-cell table:formula="of:=[.$B$37]/(([.$B$38]+[.H$2])*([.$B5]+1))" office:value-type="float" office:value="115384.615384615" calcext:value-type="float">
            <text:p>115384,615384615</text:p>
          </table:table-cell>
          <table:table-cell table:formula="of:=[.$B$37]/(([.$B$38]+[.I$2])*([.$B5]+1))" office:value-type="float" office:value="113960.113960114" calcext:value-type="float">
            <text:p>113960,113960114</text:p>
          </table:table-cell>
          <table:table-cell table:formula="of:=[.$B$37]/(([.$B$38]+[.J$2])*([.$B5]+1))" office:value-type="float" office:value="112570.356472796" calcext:value-type="float">
            <text:p>112570,356472796</text:p>
          </table:table-cell>
          <table:table-cell table:formula="of:=[.$B$37]/(([.$B$38]+[.K$2])*([.$B5]+1))" office:value-type="float" office:value="111214.087117702" calcext:value-type="float">
            <text:p>111214,087117702</text:p>
          </table:table-cell>
          <table:table-cell table:formula="of:=[.$B$37]/(([.$B$38]+[.L$2])*([.$B5]+1))" office:value-type="float" office:value="109890.10989011" calcext:value-type="float">
            <text:p>109890,10989011</text:p>
          </table:table-cell>
          <table:table-cell table:formula="of:=[.$B$37]/(([.$B$38]+[.M$2])*([.$B5]+1))" office:value-type="float" office:value="108597.285067873" calcext:value-type="float">
            <text:p>108597,285067873</text:p>
          </table:table-cell>
          <table:table-cell table:formula="of:=[.$B$37]/(([.$B$38]+[.N$2])*([.$B5]+1))" office:value-type="float" office:value="107334.525939177" calcext:value-type="float">
            <text:p>107334,525939177</text:p>
          </table:table-cell>
          <table:table-cell table:formula="of:=[.$B$37]/(([.$B$38]+[.O$2])*([.$B5]+1))" office:value-type="float" office:value="106100.795755968" calcext:value-type="float">
            <text:p>106100,795755968</text:p>
          </table:table-cell>
          <table:table-cell table:formula="of:=[.$B$37]/(([.$B$38]+[.P$2])*([.$B5]+1))" office:value-type="float" office:value="104895.104895105" calcext:value-type="float">
            <text:p>104895,104895105</text:p>
          </table:table-cell>
          <table:table-cell table:formula="of:=[.$B$37]/(([.$B$38]+[.Q$2])*([.$B5]+1))" office:value-type="float" office:value="103716.50821089" calcext:value-type="float">
            <text:p>103716,50821089</text:p>
          </table:table-cell>
          <table:table-cell table:formula="of:=[.$B$37]/(([.$B$38]+[.R$2])*([.$B5]+1))" office:value-type="float" office:value="102564.102564103" calcext:value-type="float">
            <text:p>102564,102564103</text:p>
          </table:table-cell>
          <table:table-cell table:number-columns-repeated="1007"/>
        </table:table-row>
        <table:table-row table:style-name="ro2">
          <table:table-cell/>
          <table:table-cell table:formula="of:=[.$B5]+1" office:value-type="float" office:value="13" calcext:value-type="float">
            <text:p>13</text:p>
          </table:table-cell>
          <table:table-cell table:formula="of:=[.$B$37]/(([.$B$38]+[.C$2])*([.$B6]+1))" office:value-type="float" office:value="114285.714285714" calcext:value-type="float">
            <text:p>114285,714285714</text:p>
          </table:table-cell>
          <table:table-cell table:formula="of:=[.$B$37]/(([.$B$38]+[.D$2])*([.$B6]+1))" office:value-type="float" office:value="112781.954887218" calcext:value-type="float">
            <text:p>112781,954887218</text:p>
          </table:table-cell>
          <table:table-cell table:formula="of:=[.$B$37]/(([.$B$38]+[.E$2])*([.$B6]+1))" office:value-type="float" office:value="111317.254174397" calcext:value-type="float">
            <text:p>111317,254174397</text:p>
          </table:table-cell>
          <table:table-cell table:formula="of:=[.$B$37]/(([.$B$38]+[.F$2])*([.$B6]+1))" office:value-type="float" office:value="109890.10989011" calcext:value-type="float">
            <text:p>109890,10989011</text:p>
          </table:table-cell>
          <table:table-cell table:formula="of:=[.$B$37]/(([.$B$38]+[.G$2])*([.$B6]+1))" office:value-type="float" office:value="108499.095840868" calcext:value-type="float">
            <text:p>108499,095840868</text:p>
          </table:table-cell>
          <table:table-cell table:formula="of:=[.$B$37]/(([.$B$38]+[.H$2])*([.$B6]+1))" office:value-type="float" office:value="107142.857142857" calcext:value-type="float">
            <text:p>107142,857142857</text:p>
          </table:table-cell>
          <table:table-cell table:formula="of:=[.$B$37]/(([.$B$38]+[.I$2])*([.$B6]+1))" office:value-type="float" office:value="105820.105820106" calcext:value-type="float">
            <text:p>105820,105820106</text:p>
          </table:table-cell>
          <table:table-cell table:formula="of:=[.$B$37]/(([.$B$38]+[.J$2])*([.$B6]+1))" office:value-type="float" office:value="104529.616724739" calcext:value-type="float">
            <text:p>104529,616724739</text:p>
          </table:table-cell>
          <table:table-cell table:formula="of:=[.$B$37]/(([.$B$38]+[.K$2])*([.$B6]+1))" office:value-type="float" office:value="103270.223752151" calcext:value-type="float">
            <text:p>103270,223752151</text:p>
          </table:table-cell>
          <table:table-cell table:formula="of:=[.$B$37]/(([.$B$38]+[.L$2])*([.$B6]+1))" office:value-type="float" office:value="102040.816326531" calcext:value-type="float">
            <text:p>102040,816326531</text:p>
          </table:table-cell>
          <table:table-cell table:formula="of:=[.$B$37]/(([.$B$38]+[.M$2])*([.$B6]+1))" office:value-type="float" office:value="100840.336134454" calcext:value-type="float">
            <text:p>100840,336134454</text:p>
          </table:table-cell>
          <table:table-cell table:formula="of:=[.$B$37]/(([.$B$38]+[.N$2])*([.$B6]+1))" office:value-type="float" office:value="99667.7740863787" calcext:value-type="float">
            <text:p>99667,7740863787</text:p>
          </table:table-cell>
          <table:table-cell table:formula="of:=[.$B$37]/(([.$B$38]+[.O$2])*([.$B6]+1))" office:value-type="float" office:value="98522.1674876847" calcext:value-type="float">
            <text:p>98522,1674876847</text:p>
          </table:table-cell>
          <table:table-cell table:formula="of:=[.$B$37]/(([.$B$38]+[.P$2])*([.$B6]+1))" office:value-type="float" office:value="97402.5974025974" calcext:value-type="float">
            <text:p>97402,5974025974</text:p>
          </table:table-cell>
          <table:table-cell table:formula="of:=[.$B$37]/(([.$B$38]+[.Q$2])*([.$B6]+1))" office:value-type="float" office:value="96308.1861958266" calcext:value-type="float">
            <text:p>96308,1861958266</text:p>
          </table:table-cell>
          <table:table-cell table:formula="of:=[.$B$37]/(([.$B$38]+[.R$2])*([.$B6]+1))" office:value-type="float" office:value="95238.0952380952" calcext:value-type="float">
            <text:p>95238,0952380952</text:p>
          </table:table-cell>
          <table:table-cell table:number-columns-repeated="1007"/>
        </table:table-row>
        <table:table-row table:style-name="ro2">
          <table:table-cell/>
          <table:table-cell table:formula="of:=[.$B6]+1" office:value-type="float" office:value="14" calcext:value-type="float">
            <text:p>14</text:p>
          </table:table-cell>
          <table:table-cell table:formula="of:=[.$B$37]/(([.$B$38]+[.C$2])*([.$B7]+1))" office:value-type="float" office:value="106666.666666667" calcext:value-type="float">
            <text:p>106666,666666667</text:p>
          </table:table-cell>
          <table:table-cell table:formula="of:=[.$B$37]/(([.$B$38]+[.D$2])*([.$B7]+1))" office:value-type="float" office:value="105263.157894737" calcext:value-type="float">
            <text:p>105263,157894737</text:p>
          </table:table-cell>
          <table:table-cell table:formula="of:=[.$B$37]/(([.$B$38]+[.E$2])*([.$B7]+1))" office:value-type="float" office:value="103896.103896104" calcext:value-type="float">
            <text:p>103896,103896104</text:p>
          </table:table-cell>
          <table:table-cell table:formula="of:=[.$B$37]/(([.$B$38]+[.F$2])*([.$B7]+1))" office:value-type="float" office:value="102564.102564103" calcext:value-type="float">
            <text:p>102564,102564103</text:p>
          </table:table-cell>
          <table:table-cell table:formula="of:=[.$B$37]/(([.$B$38]+[.G$2])*([.$B7]+1))" office:value-type="float" office:value="101265.82278481" calcext:value-type="float">
            <text:p>101265,82278481</text:p>
          </table:table-cell>
          <table:table-cell table:formula="of:=[.$B$37]/(([.$B$38]+[.H$2])*([.$B7]+1))" office:value-type="float" office:value="100000" calcext:value-type="float">
            <text:p>100000</text:p>
          </table:table-cell>
          <table:table-cell table:formula="of:=[.$B$37]/(([.$B$38]+[.I$2])*([.$B7]+1))" office:value-type="float" office:value="98765.4320987654" calcext:value-type="float">
            <text:p>98765,4320987654</text:p>
          </table:table-cell>
          <table:table-cell table:formula="of:=[.$B$37]/(([.$B$38]+[.J$2])*([.$B7]+1))" office:value-type="float" office:value="97560.9756097561" calcext:value-type="float">
            <text:p>97560,9756097561</text:p>
          </table:table-cell>
          <table:table-cell table:formula="of:=[.$B$37]/(([.$B$38]+[.K$2])*([.$B7]+1))" office:value-type="float" office:value="96385.5421686747" calcext:value-type="float">
            <text:p>96385,5421686747</text:p>
          </table:table-cell>
          <table:table-cell table:formula="of:=[.$B$37]/(([.$B$38]+[.L$2])*([.$B7]+1))" office:value-type="float" office:value="95238.0952380952" calcext:value-type="float">
            <text:p>95238,0952380952</text:p>
          </table:table-cell>
          <table:table-cell table:formula="of:=[.$B$37]/(([.$B$38]+[.M$2])*([.$B7]+1))" office:value-type="float" office:value="94117.6470588235" calcext:value-type="float">
            <text:p>94117,6470588235</text:p>
          </table:table-cell>
          <table:table-cell table:formula="of:=[.$B$37]/(([.$B$38]+[.N$2])*([.$B7]+1))" office:value-type="float" office:value="93023.2558139535" calcext:value-type="float">
            <text:p>93023,2558139535</text:p>
          </table:table-cell>
          <table:table-cell table:formula="of:=[.$B$37]/(([.$B$38]+[.O$2])*([.$B7]+1))" office:value-type="float" office:value="91954.0229885058" calcext:value-type="float">
            <text:p>91954,0229885058</text:p>
          </table:table-cell>
          <table:table-cell table:formula="of:=[.$B$37]/(([.$B$38]+[.P$2])*([.$B7]+1))" office:value-type="float" office:value="90909.0909090909" calcext:value-type="float">
            <text:p>90909,0909090909</text:p>
          </table:table-cell>
          <table:table-cell table:formula="of:=[.$B$37]/(([.$B$38]+[.Q$2])*([.$B7]+1))" office:value-type="float" office:value="89887.6404494382" calcext:value-type="float">
            <text:p>89887,6404494382</text:p>
          </table:table-cell>
          <table:table-cell table:formula="of:=[.$B$37]/(([.$B$38]+[.R$2])*([.$B7]+1))" office:value-type="float" office:value="88888.8888888889" calcext:value-type="float">
            <text:p>88888,8888888889</text:p>
          </table:table-cell>
          <table:table-cell table:number-columns-repeated="1007"/>
        </table:table-row>
        <table:table-row table:style-name="ro2">
          <table:table-cell/>
          <table:table-cell table:formula="of:=[.$B7]+1" office:value-type="float" office:value="15" calcext:value-type="float">
            <text:p>15</text:p>
          </table:table-cell>
          <table:table-cell table:formula="of:=[.$B$37]/(([.$B$38]+[.C$2])*([.$B8]+1))" office:value-type="float" office:value="100000" calcext:value-type="float">
            <text:p>100000</text:p>
          </table:table-cell>
          <table:table-cell table:formula="of:=[.$B$37]/(([.$B$38]+[.D$2])*([.$B8]+1))" office:value-type="float" office:value="98684.2105263158" calcext:value-type="float">
            <text:p>98684,2105263158</text:p>
          </table:table-cell>
          <table:table-cell table:formula="of:=[.$B$37]/(([.$B$38]+[.E$2])*([.$B8]+1))" office:value-type="float" office:value="97402.5974025974" calcext:value-type="float">
            <text:p>97402,5974025974</text:p>
          </table:table-cell>
          <table:table-cell table:formula="of:=[.$B$37]/(([.$B$38]+[.F$2])*([.$B8]+1))" office:value-type="float" office:value="96153.8461538462" calcext:value-type="float">
            <text:p>96153,8461538462</text:p>
          </table:table-cell>
          <table:table-cell table:formula="of:=[.$B$37]/(([.$B$38]+[.G$2])*([.$B8]+1))" office:value-type="float" office:value="94936.7088607595" calcext:value-type="float">
            <text:p>94936,7088607595</text:p>
          </table:table-cell>
          <table:table-cell table:formula="of:=[.$B$37]/(([.$B$38]+[.H$2])*([.$B8]+1))" office:value-type="float" office:value="93750" calcext:value-type="float">
            <text:p>93750</text:p>
          </table:table-cell>
          <table:table-cell table:formula="of:=[.$B$37]/(([.$B$38]+[.I$2])*([.$B8]+1))" office:value-type="float" office:value="92592.5925925926" calcext:value-type="float">
            <text:p>92592,5925925926</text:p>
          </table:table-cell>
          <table:table-cell table:formula="of:=[.$B$37]/(([.$B$38]+[.J$2])*([.$B8]+1))" office:value-type="float" office:value="91463.4146341463" calcext:value-type="float">
            <text:p>91463,4146341463</text:p>
          </table:table-cell>
          <table:table-cell table:formula="of:=[.$B$37]/(([.$B$38]+[.K$2])*([.$B8]+1))" office:value-type="float" office:value="90361.4457831325" calcext:value-type="float">
            <text:p>90361,4457831325</text:p>
          </table:table-cell>
          <table:table-cell table:formula="of:=[.$B$37]/(([.$B$38]+[.L$2])*([.$B8]+1))" office:value-type="float" office:value="89285.7142857143" calcext:value-type="float">
            <text:p>89285,7142857143</text:p>
          </table:table-cell>
          <table:table-cell table:formula="of:=[.$B$37]/(([.$B$38]+[.M$2])*([.$B8]+1))" office:value-type="float" office:value="88235.2941176471" calcext:value-type="float">
            <text:p>88235,2941176471</text:p>
          </table:table-cell>
          <table:table-cell table:formula="of:=[.$B$37]/(([.$B$38]+[.N$2])*([.$B8]+1))" office:value-type="float" office:value="87209.3023255814" calcext:value-type="float">
            <text:p>87209,3023255814</text:p>
          </table:table-cell>
          <table:table-cell table:formula="of:=[.$B$37]/(([.$B$38]+[.O$2])*([.$B8]+1))" office:value-type="float" office:value="86206.8965517241" calcext:value-type="float">
            <text:p>86206,8965517241</text:p>
          </table:table-cell>
          <table:table-cell table:formula="of:=[.$B$37]/(([.$B$38]+[.P$2])*([.$B8]+1))" office:value-type="float" office:value="85227.2727272727" calcext:value-type="float">
            <text:p>85227,2727272727</text:p>
          </table:table-cell>
          <table:table-cell table:formula="of:=[.$B$37]/(([.$B$38]+[.Q$2])*([.$B8]+1))" office:value-type="float" office:value="84269.6629213483" calcext:value-type="float">
            <text:p>84269,6629213483</text:p>
          </table:table-cell>
          <table:table-cell table:formula="of:=[.$B$37]/(([.$B$38]+[.R$2])*([.$B8]+1))" office:value-type="float" office:value="83333.3333333333" calcext:value-type="float">
            <text:p>83333,3333333333</text:p>
          </table:table-cell>
          <table:table-cell table:number-columns-repeated="1007"/>
        </table:table-row>
        <table:table-row table:style-name="ro2">
          <table:table-cell/>
          <table:table-cell table:formula="of:=[.$B8]+1" office:value-type="float" office:value="16" calcext:value-type="float">
            <text:p>16</text:p>
          </table:table-cell>
          <table:table-cell table:formula="of:=[.$B$37]/(([.$B$38]+[.C$2])*([.$B9]+1))" office:value-type="float" office:value="94117.6470588235" calcext:value-type="float">
            <text:p>94117,6470588235</text:p>
          </table:table-cell>
          <table:table-cell table:formula="of:=[.$B$37]/(([.$B$38]+[.D$2])*([.$B9]+1))" office:value-type="float" office:value="92879.2569659443" calcext:value-type="float">
            <text:p>92879,2569659443</text:p>
          </table:table-cell>
          <table:table-cell table:formula="of:=[.$B$37]/(([.$B$38]+[.E$2])*([.$B9]+1))" office:value-type="float" office:value="91673.0328495034" calcext:value-type="float">
            <text:p>91673,0328495034</text:p>
          </table:table-cell>
          <table:table-cell table:formula="of:=[.$B$37]/(([.$B$38]+[.F$2])*([.$B9]+1))" office:value-type="float" office:value="90497.7375565611" calcext:value-type="float">
            <text:p>90497,7375565611</text:p>
          </table:table-cell>
          <table:table-cell table:formula="of:=[.$B$37]/(([.$B$38]+[.G$2])*([.$B9]+1))" office:value-type="float" office:value="89352.1965748325" calcext:value-type="float">
            <text:p>89352,1965748325</text:p>
          </table:table-cell>
          <table:table-cell table:formula="of:=[.$B$37]/(([.$B$38]+[.H$2])*([.$B9]+1))" office:value-type="float" office:value="88235.2941176471" calcext:value-type="float">
            <text:p>88235,2941176471</text:p>
          </table:table-cell>
          <table:table-cell table:formula="of:=[.$B$37]/(([.$B$38]+[.I$2])*([.$B9]+1))" office:value-type="float" office:value="87145.9694989107" calcext:value-type="float">
            <text:p>87145,9694989107</text:p>
          </table:table-cell>
          <table:table-cell table:formula="of:=[.$B$37]/(([.$B$38]+[.J$2])*([.$B9]+1))" office:value-type="float" office:value="86083.2137733142" calcext:value-type="float">
            <text:p>86083,2137733142</text:p>
          </table:table-cell>
          <table:table-cell table:formula="of:=[.$B$37]/(([.$B$38]+[.K$2])*([.$B9]+1))" office:value-type="float" office:value="85046.0666194189" calcext:value-type="float">
            <text:p>85046,0666194189</text:p>
          </table:table-cell>
          <table:table-cell table:formula="of:=[.$B$37]/(([.$B$38]+[.L$2])*([.$B9]+1))" office:value-type="float" office:value="84033.6134453782" calcext:value-type="float">
            <text:p>84033,6134453782</text:p>
          </table:table-cell>
          <table:table-cell table:formula="of:=[.$B$37]/(([.$B$38]+[.M$2])*([.$B9]+1))" office:value-type="float" office:value="83044.9826989619" calcext:value-type="float">
            <text:p>83044,9826989619</text:p>
          </table:table-cell>
          <table:table-cell table:formula="of:=[.$B$37]/(([.$B$38]+[.N$2])*([.$B9]+1))" office:value-type="float" office:value="82079.3433652531" calcext:value-type="float">
            <text:p>82079,3433652531</text:p>
          </table:table-cell>
          <table:table-cell table:formula="of:=[.$B$37]/(([.$B$38]+[.O$2])*([.$B9]+1))" office:value-type="float" office:value="81135.9026369168" calcext:value-type="float">
            <text:p>81135,9026369168</text:p>
          </table:table-cell>
          <table:table-cell table:formula="of:=[.$B$37]/(([.$B$38]+[.P$2])*([.$B9]+1))" office:value-type="float" office:value="80213.9037433155" calcext:value-type="float">
            <text:p>80213,9037433155</text:p>
          </table:table-cell>
          <table:table-cell table:formula="of:=[.$B$37]/(([.$B$38]+[.Q$2])*([.$B9]+1))" office:value-type="float" office:value="79312.6239259749" calcext:value-type="float">
            <text:p>79312,6239259749</text:p>
          </table:table-cell>
          <table:table-cell table:formula="of:=[.$B$37]/(([.$B$38]+[.R$2])*([.$B9]+1))" office:value-type="float" office:value="78431.3725490196" calcext:value-type="float">
            <text:p>78431,3725490196</text:p>
          </table:table-cell>
          <table:table-cell table:number-columns-repeated="1007"/>
        </table:table-row>
        <table:table-row table:style-name="ro2">
          <table:table-cell/>
          <table:table-cell table:formula="of:=[.$B9]+1" office:value-type="float" office:value="17" calcext:value-type="float">
            <text:p>17</text:p>
          </table:table-cell>
          <table:table-cell table:formula="of:=[.$B$37]/(([.$B$38]+[.C$2])*([.$B10]+1))" office:value-type="float" office:value="88888.8888888889" calcext:value-type="float">
            <text:p>88888,8888888889</text:p>
          </table:table-cell>
          <table:table-cell table:formula="of:=[.$B$37]/(([.$B$38]+[.D$2])*([.$B10]+1))" office:value-type="float" office:value="87719.298245614" calcext:value-type="float">
            <text:p>87719,298245614</text:p>
          </table:table-cell>
          <table:table-cell table:formula="of:=[.$B$37]/(([.$B$38]+[.E$2])*([.$B10]+1))" office:value-type="float" office:value="86580.0865800866" calcext:value-type="float">
            <text:p>86580,0865800866</text:p>
          </table:table-cell>
          <table:table-cell table:formula="of:=[.$B$37]/(([.$B$38]+[.F$2])*([.$B10]+1))" office:value-type="float" office:value="85470.0854700855" calcext:value-type="float">
            <text:p>85470,0854700855</text:p>
          </table:table-cell>
          <table:table-cell table:formula="of:=[.$B$37]/(([.$B$38]+[.G$2])*([.$B10]+1))" office:value-type="float" office:value="84388.1856540084" calcext:value-type="float">
            <text:p>84388,1856540084</text:p>
          </table:table-cell>
          <table:table-cell table:formula="of:=[.$B$37]/(([.$B$38]+[.H$2])*([.$B10]+1))" office:value-type="float" office:value="83333.3333333333" calcext:value-type="float">
            <text:p>83333,3333333333</text:p>
          </table:table-cell>
          <table:table-cell table:formula="of:=[.$B$37]/(([.$B$38]+[.I$2])*([.$B10]+1))" office:value-type="float" office:value="82304.5267489712" calcext:value-type="float">
            <text:p>82304,5267489712</text:p>
          </table:table-cell>
          <table:table-cell table:formula="of:=[.$B$37]/(([.$B$38]+[.J$2])*([.$B10]+1))" office:value-type="float" office:value="81300.8130081301" calcext:value-type="float">
            <text:p>81300,8130081301</text:p>
          </table:table-cell>
          <table:table-cell table:formula="of:=[.$B$37]/(([.$B$38]+[.K$2])*([.$B10]+1))" office:value-type="float" office:value="80321.2851405623" calcext:value-type="float">
            <text:p>80321,2851405623</text:p>
          </table:table-cell>
          <table:table-cell table:formula="of:=[.$B$37]/(([.$B$38]+[.L$2])*([.$B10]+1))" office:value-type="float" office:value="79365.0793650794" calcext:value-type="float">
            <text:p>79365,0793650794</text:p>
          </table:table-cell>
          <table:table-cell table:formula="of:=[.$B$37]/(([.$B$38]+[.M$2])*([.$B10]+1))" office:value-type="float" office:value="78431.3725490196" calcext:value-type="float">
            <text:p>78431,3725490196</text:p>
          </table:table-cell>
          <table:table-cell table:formula="of:=[.$B$37]/(([.$B$38]+[.N$2])*([.$B10]+1))" office:value-type="float" office:value="77519.3798449612" calcext:value-type="float">
            <text:p>77519,3798449612</text:p>
          </table:table-cell>
          <table:table-cell table:formula="of:=[.$B$37]/(([.$B$38]+[.O$2])*([.$B10]+1))" office:value-type="float" office:value="76628.3524904215" calcext:value-type="float">
            <text:p>76628,3524904215</text:p>
          </table:table-cell>
          <table:table-cell table:formula="of:=[.$B$37]/(([.$B$38]+[.P$2])*([.$B10]+1))" office:value-type="float" office:value="75757.5757575758" calcext:value-type="float">
            <text:p>75757,5757575758</text:p>
          </table:table-cell>
          <table:table-cell table:formula="of:=[.$B$37]/(([.$B$38]+[.Q$2])*([.$B10]+1))" office:value-type="float" office:value="74906.3670411985" calcext:value-type="float">
            <text:p>74906,3670411985</text:p>
          </table:table-cell>
          <table:table-cell table:formula="of:=[.$B$37]/(([.$B$38]+[.R$2])*([.$B10]+1))" office:value-type="float" office:value="74074.0740740741" calcext:value-type="float">
            <text:p>74074,0740740741</text:p>
          </table:table-cell>
          <table:table-cell table:number-columns-repeated="1007"/>
        </table:table-row>
        <table:table-row table:style-name="ro2">
          <table:table-cell/>
          <table:table-cell table:formula="of:=[.$B10]+1" office:value-type="float" office:value="18" calcext:value-type="float">
            <text:p>18</text:p>
          </table:table-cell>
          <table:table-cell table:formula="of:=[.$B$37]/(([.$B$38]+[.C$2])*([.$B11]+1))" office:value-type="float" office:value="84210.5263157895" calcext:value-type="float">
            <text:p>84210,5263157895</text:p>
          </table:table-cell>
          <table:table-cell table:formula="of:=[.$B$37]/(([.$B$38]+[.D$2])*([.$B11]+1))" office:value-type="float" office:value="83102.4930747923" calcext:value-type="float">
            <text:p>83102,4930747923</text:p>
          </table:table-cell>
          <table:table-cell table:formula="of:=[.$B$37]/(([.$B$38]+[.E$2])*([.$B11]+1))" office:value-type="float" office:value="82023.2399179768" calcext:value-type="float">
            <text:p>82023,2399179768</text:p>
          </table:table-cell>
          <table:table-cell table:formula="of:=[.$B$37]/(([.$B$38]+[.F$2])*([.$B11]+1))" office:value-type="float" office:value="80971.6599190284" calcext:value-type="float">
            <text:p>80971,6599190284</text:p>
          </table:table-cell>
          <table:table-cell table:formula="of:=[.$B$37]/(([.$B$38]+[.G$2])*([.$B11]+1))" office:value-type="float" office:value="79946.7021985343" calcext:value-type="float">
            <text:p>79946,7021985343</text:p>
          </table:table-cell>
          <table:table-cell table:formula="of:=[.$B$37]/(([.$B$38]+[.H$2])*([.$B11]+1))" office:value-type="float" office:value="78947.3684210526" calcext:value-type="float">
            <text:p>78947,3684210526</text:p>
          </table:table-cell>
          <table:table-cell table:formula="of:=[.$B$37]/(([.$B$38]+[.I$2])*([.$B11]+1))" office:value-type="float" office:value="77972.7095516569" calcext:value-type="float">
            <text:p>77972,7095516569</text:p>
          </table:table-cell>
          <table:table-cell table:formula="of:=[.$B$37]/(([.$B$38]+[.J$2])*([.$B11]+1))" office:value-type="float" office:value="77021.8228498075" calcext:value-type="float">
            <text:p>77021,8228498075</text:p>
          </table:table-cell>
          <table:table-cell table:formula="of:=[.$B$37]/(([.$B$38]+[.K$2])*([.$B11]+1))" office:value-type="float" office:value="76093.8490805327" calcext:value-type="float">
            <text:p>76093,8490805327</text:p>
          </table:table-cell>
          <table:table-cell table:formula="of:=[.$B$37]/(([.$B$38]+[.L$2])*([.$B11]+1))" office:value-type="float" office:value="75187.969924812" calcext:value-type="float">
            <text:p>75187,969924812</text:p>
          </table:table-cell>
          <table:table-cell table:formula="of:=[.$B$37]/(([.$B$38]+[.M$2])*([.$B11]+1))" office:value-type="float" office:value="74303.4055727554" calcext:value-type="float">
            <text:p>74303,4055727554</text:p>
          </table:table-cell>
          <table:table-cell table:formula="of:=[.$B$37]/(([.$B$38]+[.N$2])*([.$B11]+1))" office:value-type="float" office:value="73439.4124847001" calcext:value-type="float">
            <text:p>73439,4124847001</text:p>
          </table:table-cell>
          <table:table-cell table:formula="of:=[.$B$37]/(([.$B$38]+[.O$2])*([.$B11]+1))" office:value-type="float" office:value="72595.2813067151" calcext:value-type="float">
            <text:p>72595,2813067151</text:p>
          </table:table-cell>
          <table:table-cell table:formula="of:=[.$B$37]/(([.$B$38]+[.P$2])*([.$B11]+1))" office:value-type="float" office:value="71770.3349282297" calcext:value-type="float">
            <text:p>71770,3349282297</text:p>
          </table:table-cell>
          <table:table-cell table:formula="of:=[.$B$37]/(([.$B$38]+[.Q$2])*([.$B11]+1))" office:value-type="float" office:value="70963.9266706091" calcext:value-type="float">
            <text:p>70963,9266706091</text:p>
          </table:table-cell>
          <table:table-cell table:formula="of:=[.$B$37]/(([.$B$38]+[.R$2])*([.$B11]+1))" office:value-type="float" office:value="70175.4385964912" calcext:value-type="float">
            <text:p>70175,4385964912</text:p>
          </table:table-cell>
          <table:table-cell table:number-columns-repeated="1007"/>
        </table:table-row>
        <table:table-row table:style-name="ro2">
          <table:table-cell/>
          <table:table-cell table:formula="of:=[.$B11]+1" office:value-type="float" office:value="19" calcext:value-type="float">
            <text:p>19</text:p>
          </table:table-cell>
          <table:table-cell table:formula="of:=[.$B$37]/(([.$B$38]+[.C$2])*([.$B12]+1))" office:value-type="float" office:value="80000" calcext:value-type="float">
            <text:p>80000</text:p>
          </table:table-cell>
          <table:table-cell table:formula="of:=[.$B$37]/(([.$B$38]+[.D$2])*([.$B12]+1))" office:value-type="float" office:value="78947.3684210526" calcext:value-type="float">
            <text:p>78947,3684210526</text:p>
          </table:table-cell>
          <table:table-cell table:formula="of:=[.$B$37]/(([.$B$38]+[.E$2])*([.$B12]+1))" office:value-type="float" office:value="77922.0779220779" calcext:value-type="float">
            <text:p>77922,0779220779</text:p>
          </table:table-cell>
          <table:table-cell table:formula="of:=[.$B$37]/(([.$B$38]+[.F$2])*([.$B12]+1))" office:value-type="float" office:value="76923.0769230769" calcext:value-type="float">
            <text:p>76923,0769230769</text:p>
          </table:table-cell>
          <table:table-cell table:formula="of:=[.$B$37]/(([.$B$38]+[.G$2])*([.$B12]+1))" office:value-type="float" office:value="75949.3670886076" calcext:value-type="float">
            <text:p>75949,3670886076</text:p>
          </table:table-cell>
          <table:table-cell table:formula="of:=[.$B$37]/(([.$B$38]+[.H$2])*([.$B12]+1))" office:value-type="float" office:value="75000" calcext:value-type="float">
            <text:p>75000</text:p>
          </table:table-cell>
          <table:table-cell table:formula="of:=[.$B$37]/(([.$B$38]+[.I$2])*([.$B12]+1))" office:value-type="float" office:value="74074.0740740741" calcext:value-type="float">
            <text:p>74074,0740740741</text:p>
          </table:table-cell>
          <table:table-cell table:formula="of:=[.$B$37]/(([.$B$38]+[.J$2])*([.$B12]+1))" office:value-type="float" office:value="73170.7317073171" calcext:value-type="float">
            <text:p>73170,7317073171</text:p>
          </table:table-cell>
          <table:table-cell table:formula="of:=[.$B$37]/(([.$B$38]+[.K$2])*([.$B12]+1))" office:value-type="float" office:value="72289.156626506" calcext:value-type="float">
            <text:p>72289,156626506</text:p>
          </table:table-cell>
          <table:table-cell table:formula="of:=[.$B$37]/(([.$B$38]+[.L$2])*([.$B12]+1))" office:value-type="float" office:value="71428.5714285714" calcext:value-type="float">
            <text:p>71428,5714285714</text:p>
          </table:table-cell>
          <table:table-cell table:formula="of:=[.$B$37]/(([.$B$38]+[.M$2])*([.$B12]+1))" office:value-type="float" office:value="70588.2352941177" calcext:value-type="float">
            <text:p>70588,2352941177</text:p>
          </table:table-cell>
          <table:table-cell table:formula="of:=[.$B$37]/(([.$B$38]+[.N$2])*([.$B12]+1))" office:value-type="float" office:value="69767.4418604651" calcext:value-type="float">
            <text:p>69767,4418604651</text:p>
          </table:table-cell>
          <table:table-cell table:formula="of:=[.$B$37]/(([.$B$38]+[.O$2])*([.$B12]+1))" office:value-type="float" office:value="68965.5172413793" calcext:value-type="float">
            <text:p>68965,5172413793</text:p>
          </table:table-cell>
          <table:table-cell table:formula="of:=[.$B$37]/(([.$B$38]+[.P$2])*([.$B12]+1))" office:value-type="float" office:value="68181.8181818182" calcext:value-type="float">
            <text:p>68181,8181818182</text:p>
          </table:table-cell>
          <table:table-cell table:formula="of:=[.$B$37]/(([.$B$38]+[.Q$2])*([.$B12]+1))" office:value-type="float" office:value="67415.7303370787" calcext:value-type="float">
            <text:p>67415,7303370787</text:p>
          </table:table-cell>
          <table:table-cell table:formula="of:=[.$B$37]/(([.$B$38]+[.R$2])*([.$B12]+1))" office:value-type="float" office:value="66666.6666666667" calcext:value-type="float">
            <text:p>66666,6666666667</text:p>
          </table:table-cell>
          <table:table-cell table:number-columns-repeated="1007"/>
        </table:table-row>
        <table:table-row table:style-name="ro2">
          <table:table-cell/>
          <table:table-cell table:formula="of:=[.$B12]+1" office:value-type="float" office:value="20" calcext:value-type="float">
            <text:p>20</text:p>
          </table:table-cell>
          <table:table-cell table:formula="of:=[.$B$37]/(([.$B$38]+[.C$2])*([.$B13]+1))" office:value-type="float" office:value="76190.4761904762" calcext:value-type="float">
            <text:p>76190,4761904762</text:p>
          </table:table-cell>
          <table:table-cell table:formula="of:=[.$B$37]/(([.$B$38]+[.D$2])*([.$B13]+1))" office:value-type="float" office:value="75187.969924812" calcext:value-type="float">
            <text:p>75187,969924812</text:p>
          </table:table-cell>
          <table:table-cell table:formula="of:=[.$B$37]/(([.$B$38]+[.E$2])*([.$B13]+1))" office:value-type="float" office:value="74211.5027829314" calcext:value-type="float">
            <text:p>74211,5027829314</text:p>
          </table:table-cell>
          <table:table-cell table:formula="of:=[.$B$37]/(([.$B$38]+[.F$2])*([.$B13]+1))" office:value-type="float" office:value="73260.0732600733" calcext:value-type="float">
            <text:p>73260,0732600733</text:p>
          </table:table-cell>
          <table:table-cell table:formula="of:=[.$B$37]/(([.$B$38]+[.G$2])*([.$B13]+1))" office:value-type="float" office:value="72332.7305605787" calcext:value-type="float">
            <text:p>72332,7305605787</text:p>
          </table:table-cell>
          <table:table-cell table:formula="of:=[.$B$37]/(([.$B$38]+[.H$2])*([.$B13]+1))" office:value-type="float" office:value="71428.5714285714" calcext:value-type="float">
            <text:p>71428,5714285714</text:p>
          </table:table-cell>
          <table:table-cell table:formula="of:=[.$B$37]/(([.$B$38]+[.I$2])*([.$B13]+1))" office:value-type="float" office:value="70546.7372134039" calcext:value-type="float">
            <text:p>70546,7372134039</text:p>
          </table:table-cell>
          <table:table-cell table:formula="of:=[.$B$37]/(([.$B$38]+[.J$2])*([.$B13]+1))" office:value-type="float" office:value="69686.4111498258" calcext:value-type="float">
            <text:p>69686,4111498258</text:p>
          </table:table-cell>
          <table:table-cell table:formula="of:=[.$B$37]/(([.$B$38]+[.K$2])*([.$B13]+1))" office:value-type="float" office:value="68846.8158347676" calcext:value-type="float">
            <text:p>68846,8158347676</text:p>
          </table:table-cell>
          <table:table-cell table:formula="of:=[.$B$37]/(([.$B$38]+[.L$2])*([.$B13]+1))" office:value-type="float" office:value="68027.2108843537" calcext:value-type="float">
            <text:p>68027,2108843537</text:p>
          </table:table-cell>
          <table:table-cell table:formula="of:=[.$B$37]/(([.$B$38]+[.M$2])*([.$B13]+1))" office:value-type="float" office:value="67226.8907563025" calcext:value-type="float">
            <text:p>67226,8907563025</text:p>
          </table:table-cell>
          <table:table-cell table:formula="of:=[.$B$37]/(([.$B$38]+[.N$2])*([.$B13]+1))" office:value-type="float" office:value="66445.1827242525" calcext:value-type="float">
            <text:p>66445,1827242525</text:p>
          </table:table-cell>
          <table:table-cell table:formula="of:=[.$B$37]/(([.$B$38]+[.O$2])*([.$B13]+1))" office:value-type="float" office:value="65681.4449917898" calcext:value-type="float">
            <text:p>65681,4449917898</text:p>
          </table:table-cell>
          <table:table-cell table:formula="of:=[.$B$37]/(([.$B$38]+[.P$2])*([.$B13]+1))" office:value-type="float" office:value="64935.0649350649" calcext:value-type="float">
            <text:p>64935,0649350649</text:p>
          </table:table-cell>
          <table:table-cell table:formula="of:=[.$B$37]/(([.$B$38]+[.Q$2])*([.$B13]+1))" office:value-type="float" office:value="64205.4574638844" calcext:value-type="float">
            <text:p>64205,4574638844</text:p>
          </table:table-cell>
          <table:table-cell table:formula="of:=[.$B$37]/(([.$B$38]+[.R$2])*([.$B13]+1))" office:value-type="float" office:value="63492.0634920635" calcext:value-type="float">
            <text:p>63492,0634920635</text:p>
          </table:table-cell>
          <table:table-cell table:number-columns-repeated="1007"/>
        </table:table-row>
        <table:table-row table:style-name="ro2">
          <table:table-cell/>
          <table:table-cell table:formula="of:=[.$B13]+1" office:value-type="float" office:value="21" calcext:value-type="float">
            <text:p>21</text:p>
          </table:table-cell>
          <table:table-cell table:formula="of:=[.$B$37]/(([.$B$38]+[.C$2])*([.$B14]+1))" office:value-type="float" office:value="72727.2727272727" calcext:value-type="float">
            <text:p>72727,2727272727</text:p>
          </table:table-cell>
          <table:table-cell table:formula="of:=[.$B$37]/(([.$B$38]+[.D$2])*([.$B14]+1))" office:value-type="float" office:value="71770.3349282297" calcext:value-type="float">
            <text:p>71770,3349282297</text:p>
          </table:table-cell>
          <table:table-cell table:formula="of:=[.$B$37]/(([.$B$38]+[.E$2])*([.$B14]+1))" office:value-type="float" office:value="70838.2526564345" calcext:value-type="float">
            <text:p>70838,2526564345</text:p>
          </table:table-cell>
          <table:table-cell table:formula="of:=[.$B$37]/(([.$B$38]+[.F$2])*([.$B14]+1))" office:value-type="float" office:value="69930.0699300699" calcext:value-type="float">
            <text:p>69930,0699300699</text:p>
          </table:table-cell>
          <table:table-cell table:formula="of:=[.$B$37]/(([.$B$38]+[.G$2])*([.$B14]+1))" office:value-type="float" office:value="69044.8791714615" calcext:value-type="float">
            <text:p>69044,8791714615</text:p>
          </table:table-cell>
          <table:table-cell table:formula="of:=[.$B$37]/(([.$B$38]+[.H$2])*([.$B14]+1))" office:value-type="float" office:value="68181.8181818182" calcext:value-type="float">
            <text:p>68181,8181818182</text:p>
          </table:table-cell>
          <table:table-cell table:formula="of:=[.$B$37]/(([.$B$38]+[.I$2])*([.$B14]+1))" office:value-type="float" office:value="67340.0673400673" calcext:value-type="float">
            <text:p>67340,0673400673</text:p>
          </table:table-cell>
          <table:table-cell table:formula="of:=[.$B$37]/(([.$B$38]+[.J$2])*([.$B14]+1))" office:value-type="float" office:value="66518.8470066519" calcext:value-type="float">
            <text:p>66518,8470066519</text:p>
          </table:table-cell>
          <table:table-cell table:formula="of:=[.$B$37]/(([.$B$38]+[.K$2])*([.$B14]+1))" office:value-type="float" office:value="65717.4151150055" calcext:value-type="float">
            <text:p>65717,4151150055</text:p>
          </table:table-cell>
          <table:table-cell table:formula="of:=[.$B$37]/(([.$B$38]+[.L$2])*([.$B14]+1))" office:value-type="float" office:value="64935.0649350649" calcext:value-type="float">
            <text:p>64935,0649350649</text:p>
          </table:table-cell>
          <table:table-cell table:formula="of:=[.$B$37]/(([.$B$38]+[.M$2])*([.$B14]+1))" office:value-type="float" office:value="64171.1229946524" calcext:value-type="float">
            <text:p>64171,1229946524</text:p>
          </table:table-cell>
          <table:table-cell table:formula="of:=[.$B$37]/(([.$B$38]+[.N$2])*([.$B14]+1))" office:value-type="float" office:value="63424.9471458774" calcext:value-type="float">
            <text:p>63424,9471458774</text:p>
          </table:table-cell>
          <table:table-cell table:formula="of:=[.$B$37]/(([.$B$38]+[.O$2])*([.$B14]+1))" office:value-type="float" office:value="62695.9247648903" calcext:value-type="float">
            <text:p>62695,9247648903</text:p>
          </table:table-cell>
          <table:table-cell table:formula="of:=[.$B$37]/(([.$B$38]+[.P$2])*([.$B14]+1))" office:value-type="float" office:value="61983.4710743802" calcext:value-type="float">
            <text:p>61983,4710743802</text:p>
          </table:table-cell>
          <table:table-cell table:formula="of:=[.$B$37]/(([.$B$38]+[.Q$2])*([.$B14]+1))" office:value-type="float" office:value="61287.0275791624" calcext:value-type="float">
            <text:p>61287,0275791624</text:p>
          </table:table-cell>
          <table:table-cell table:formula="of:=[.$B$37]/(([.$B$38]+[.R$2])*([.$B14]+1))" office:value-type="float" office:value="60606.0606060606" calcext:value-type="float">
            <text:p>60606,0606060606</text:p>
          </table:table-cell>
          <table:table-cell table:number-columns-repeated="1007"/>
        </table:table-row>
        <table:table-row table:style-name="ro2">
          <table:table-cell/>
          <table:table-cell table:formula="of:=[.$B14]+1" office:value-type="float" office:value="22" calcext:value-type="float">
            <text:p>22</text:p>
          </table:table-cell>
          <table:table-cell table:formula="of:=[.$B$37]/(([.$B$38]+[.C$2])*([.$B15]+1))" office:value-type="float" office:value="69565.2173913044" calcext:value-type="float">
            <text:p>69565,2173913044</text:p>
          </table:table-cell>
          <table:table-cell table:formula="of:=[.$B$37]/(([.$B$38]+[.D$2])*([.$B15]+1))" office:value-type="float" office:value="68649.885583524" calcext:value-type="float">
            <text:p>68649,885583524</text:p>
          </table:table-cell>
          <table:table-cell table:formula="of:=[.$B$37]/(([.$B$38]+[.E$2])*([.$B15]+1))" office:value-type="float" office:value="67758.3286278939" calcext:value-type="float">
            <text:p>67758,3286278939</text:p>
          </table:table-cell>
          <table:table-cell table:formula="of:=[.$B$37]/(([.$B$38]+[.F$2])*([.$B15]+1))" office:value-type="float" office:value="66889.6321070234" calcext:value-type="float">
            <text:p>66889,6321070234</text:p>
          </table:table-cell>
          <table:table-cell table:formula="of:=[.$B$37]/(([.$B$38]+[.G$2])*([.$B15]+1))" office:value-type="float" office:value="66042.927903137" calcext:value-type="float">
            <text:p>66042,927903137</text:p>
          </table:table-cell>
          <table:table-cell table:formula="of:=[.$B$37]/(([.$B$38]+[.H$2])*([.$B15]+1))" office:value-type="float" office:value="65217.3913043478" calcext:value-type="float">
            <text:p>65217,3913043478</text:p>
          </table:table-cell>
          <table:table-cell table:formula="of:=[.$B$37]/(([.$B$38]+[.I$2])*([.$B15]+1))" office:value-type="float" office:value="64412.2383252818" calcext:value-type="float">
            <text:p>64412,2383252818</text:p>
          </table:table-cell>
          <table:table-cell table:formula="of:=[.$B$37]/(([.$B$38]+[.J$2])*([.$B15]+1))" office:value-type="float" office:value="63626.723223754" calcext:value-type="float">
            <text:p>63626,723223754</text:p>
          </table:table-cell>
          <table:table-cell table:formula="of:=[.$B$37]/(([.$B$38]+[.K$2])*([.$B15]+1))" office:value-type="float" office:value="62860.1361969618" calcext:value-type="float">
            <text:p>62860,1361969618</text:p>
          </table:table-cell>
          <table:table-cell table:formula="of:=[.$B$37]/(([.$B$38]+[.L$2])*([.$B15]+1))" office:value-type="float" office:value="62111.801242236" calcext:value-type="float">
            <text:p>62111,801242236</text:p>
          </table:table-cell>
          <table:table-cell table:formula="of:=[.$B$37]/(([.$B$38]+[.M$2])*([.$B15]+1))" office:value-type="float" office:value="61381.074168798" calcext:value-type="float">
            <text:p>61381,074168798</text:p>
          </table:table-cell>
          <table:table-cell table:formula="of:=[.$B$37]/(([.$B$38]+[.N$2])*([.$B15]+1))" office:value-type="float" office:value="60667.3407482305" calcext:value-type="float">
            <text:p>60667,3407482305</text:p>
          </table:table-cell>
          <table:table-cell table:formula="of:=[.$B$37]/(([.$B$38]+[.O$2])*([.$B15]+1))" office:value-type="float" office:value="59970.0149925038" calcext:value-type="float">
            <text:p>59970,0149925038</text:p>
          </table:table-cell>
          <table:table-cell table:formula="of:=[.$B$37]/(([.$B$38]+[.P$2])*([.$B15]+1))" office:value-type="float" office:value="59288.5375494071" calcext:value-type="float">
            <text:p>59288,5375494071</text:p>
          </table:table-cell>
          <table:table-cell table:formula="of:=[.$B$37]/(([.$B$38]+[.Q$2])*([.$B15]+1))" office:value-type="float" office:value="58622.3742061554" calcext:value-type="float">
            <text:p>58622,3742061554</text:p>
          </table:table-cell>
          <table:table-cell table:formula="of:=[.$B$37]/(([.$B$38]+[.R$2])*([.$B15]+1))" office:value-type="float" office:value="57971.0144927536" calcext:value-type="float">
            <text:p>57971,0144927536</text:p>
          </table:table-cell>
          <table:table-cell table:number-columns-repeated="1007"/>
        </table:table-row>
        <table:table-row table:style-name="ro2">
          <table:table-cell/>
          <table:table-cell table:formula="of:=[.$B15]+1" office:value-type="float" office:value="23" calcext:value-type="float">
            <text:p>23</text:p>
          </table:table-cell>
          <table:table-cell table:formula="of:=[.$B$37]/(([.$B$38]+[.C$2])*([.$B16]+1))" office:value-type="float" office:value="66666.6666666667" calcext:value-type="float">
            <text:p>66666,6666666667</text:p>
          </table:table-cell>
          <table:table-cell table:formula="of:=[.$B$37]/(([.$B$38]+[.D$2])*([.$B16]+1))" office:value-type="float" office:value="65789.4736842105" calcext:value-type="float">
            <text:p>65789,4736842105</text:p>
          </table:table-cell>
          <table:table-cell table:formula="of:=[.$B$37]/(([.$B$38]+[.E$2])*([.$B16]+1))" office:value-type="float" office:value="64935.0649350649" calcext:value-type="float">
            <text:p>64935,0649350649</text:p>
          </table:table-cell>
          <table:table-cell table:formula="of:=[.$B$37]/(([.$B$38]+[.F$2])*([.$B16]+1))" office:value-type="float" office:value="64102.5641025641" calcext:value-type="float">
            <text:p>64102,5641025641</text:p>
          </table:table-cell>
          <table:table-cell table:formula="of:=[.$B$37]/(([.$B$38]+[.G$2])*([.$B16]+1))" office:value-type="float" office:value="63291.1392405063" calcext:value-type="float">
            <text:p>63291,1392405063</text:p>
          </table:table-cell>
          <table:table-cell table:formula="of:=[.$B$37]/(([.$B$38]+[.H$2])*([.$B16]+1))" office:value-type="float" office:value="62500" calcext:value-type="float">
            <text:p>62500</text:p>
          </table:table-cell>
          <table:table-cell table:formula="of:=[.$B$37]/(([.$B$38]+[.I$2])*([.$B16]+1))" office:value-type="float" office:value="61728.3950617284" calcext:value-type="float">
            <text:p>61728,3950617284</text:p>
          </table:table-cell>
          <table:table-cell table:formula="of:=[.$B$37]/(([.$B$38]+[.J$2])*([.$B16]+1))" office:value-type="float" office:value="60975.6097560976" calcext:value-type="float">
            <text:p>60975,6097560976</text:p>
          </table:table-cell>
          <table:table-cell table:formula="of:=[.$B$37]/(([.$B$38]+[.K$2])*([.$B16]+1))" office:value-type="float" office:value="60240.9638554217" calcext:value-type="float">
            <text:p>60240,9638554217</text:p>
          </table:table-cell>
          <table:table-cell table:formula="of:=[.$B$37]/(([.$B$38]+[.L$2])*([.$B16]+1))" office:value-type="float" office:value="59523.8095238095" calcext:value-type="float">
            <text:p>59523,8095238095</text:p>
          </table:table-cell>
          <table:table-cell table:formula="of:=[.$B$37]/(([.$B$38]+[.M$2])*([.$B16]+1))" office:value-type="float" office:value="58823.5294117647" calcext:value-type="float">
            <text:p>58823,5294117647</text:p>
          </table:table-cell>
          <table:table-cell table:formula="of:=[.$B$37]/(([.$B$38]+[.N$2])*([.$B16]+1))" office:value-type="float" office:value="58139.5348837209" calcext:value-type="float">
            <text:p>58139,5348837209</text:p>
          </table:table-cell>
          <table:table-cell table:formula="of:=[.$B$37]/(([.$B$38]+[.O$2])*([.$B16]+1))" office:value-type="float" office:value="57471.2643678161" calcext:value-type="float">
            <text:p>57471,2643678161</text:p>
          </table:table-cell>
          <table:table-cell table:formula="of:=[.$B$37]/(([.$B$38]+[.P$2])*([.$B16]+1))" office:value-type="float" office:value="56818.1818181818" calcext:value-type="float">
            <text:p>56818,1818181818</text:p>
          </table:table-cell>
          <table:table-cell table:formula="of:=[.$B$37]/(([.$B$38]+[.Q$2])*([.$B16]+1))" office:value-type="float" office:value="56179.7752808989" calcext:value-type="float">
            <text:p>56179,7752808989</text:p>
          </table:table-cell>
          <table:table-cell table:formula="of:=[.$B$37]/(([.$B$38]+[.R$2])*([.$B16]+1))" office:value-type="float" office:value="55555.5555555556" calcext:value-type="float">
            <text:p>55555,5555555556</text:p>
          </table:table-cell>
          <table:table-cell table:number-columns-repeated="1007"/>
        </table:table-row>
        <table:table-row table:style-name="ro2">
          <table:table-cell/>
          <table:table-cell table:formula="of:=[.$B16]+1" office:value-type="float" office:value="24" calcext:value-type="float">
            <text:p>24</text:p>
          </table:table-cell>
          <table:table-cell table:formula="of:=[.$B$37]/(([.$B$38]+[.C$2])*([.$B17]+1))" office:value-type="float" office:value="64000" calcext:value-type="float">
            <text:p>64000</text:p>
          </table:table-cell>
          <table:table-cell table:formula="of:=[.$B$37]/(([.$B$38]+[.D$2])*([.$B17]+1))" office:value-type="float" office:value="63157.8947368421" calcext:value-type="float">
            <text:p>63157,8947368421</text:p>
          </table:table-cell>
          <table:table-cell table:formula="of:=[.$B$37]/(([.$B$38]+[.E$2])*([.$B17]+1))" office:value-type="float" office:value="62337.6623376623" calcext:value-type="float">
            <text:p>62337,6623376623</text:p>
          </table:table-cell>
          <table:table-cell table:formula="of:=[.$B$37]/(([.$B$38]+[.F$2])*([.$B17]+1))" office:value-type="float" office:value="61538.4615384615" calcext:value-type="float">
            <text:p>61538,4615384615</text:p>
          </table:table-cell>
          <table:table-cell table:formula="of:=[.$B$37]/(([.$B$38]+[.G$2])*([.$B17]+1))" office:value-type="float" office:value="60759.4936708861" calcext:value-type="float">
            <text:p>60759,4936708861</text:p>
          </table:table-cell>
          <table:table-cell table:formula="of:=[.$B$37]/(([.$B$38]+[.H$2])*([.$B17]+1))" office:value-type="float" office:value="60000" calcext:value-type="float">
            <text:p>60000</text:p>
          </table:table-cell>
          <table:table-cell table:formula="of:=[.$B$37]/(([.$B$38]+[.I$2])*([.$B17]+1))" office:value-type="float" office:value="59259.2592592593" calcext:value-type="float">
            <text:p>59259,2592592593</text:p>
          </table:table-cell>
          <table:table-cell table:formula="of:=[.$B$37]/(([.$B$38]+[.J$2])*([.$B17]+1))" office:value-type="float" office:value="58536.5853658537" calcext:value-type="float">
            <text:p>58536,5853658537</text:p>
          </table:table-cell>
          <table:table-cell table:formula="of:=[.$B$37]/(([.$B$38]+[.K$2])*([.$B17]+1))" office:value-type="float" office:value="57831.3253012048" calcext:value-type="float">
            <text:p>57831,3253012048</text:p>
          </table:table-cell>
          <table:table-cell table:formula="of:=[.$B$37]/(([.$B$38]+[.L$2])*([.$B17]+1))" office:value-type="float" office:value="57142.8571428571" calcext:value-type="float">
            <text:p>57142,8571428571</text:p>
          </table:table-cell>
          <table:table-cell table:formula="of:=[.$B$37]/(([.$B$38]+[.M$2])*([.$B17]+1))" office:value-type="float" office:value="56470.5882352941" calcext:value-type="float">
            <text:p>56470,5882352941</text:p>
          </table:table-cell>
          <table:table-cell table:formula="of:=[.$B$37]/(([.$B$38]+[.N$2])*([.$B17]+1))" office:value-type="float" office:value="55813.9534883721" calcext:value-type="float">
            <text:p>55813,9534883721</text:p>
          </table:table-cell>
          <table:table-cell table:formula="of:=[.$B$37]/(([.$B$38]+[.O$2])*([.$B17]+1))" office:value-type="float" office:value="55172.4137931035" calcext:value-type="float">
            <text:p>55172,4137931035</text:p>
          </table:table-cell>
          <table:table-cell table:formula="of:=[.$B$37]/(([.$B$38]+[.P$2])*([.$B17]+1))" office:value-type="float" office:value="54545.4545454545" calcext:value-type="float">
            <text:p>54545,4545454545</text:p>
          </table:table-cell>
          <table:table-cell table:formula="of:=[.$B$37]/(([.$B$38]+[.Q$2])*([.$B17]+1))" office:value-type="float" office:value="53932.5842696629" calcext:value-type="float">
            <text:p>53932,5842696629</text:p>
          </table:table-cell>
          <table:table-cell table:formula="of:=[.$B$37]/(([.$B$38]+[.R$2])*([.$B17]+1))" office:value-type="float" office:value="53333.3333333333" calcext:value-type="float">
            <text:p>53333,3333333333</text:p>
          </table:table-cell>
          <table:table-cell table:number-columns-repeated="1007"/>
        </table:table-row>
        <table:table-row table:style-name="ro2">
          <table:table-cell/>
          <table:table-cell table:formula="of:=[.$B17]+1" office:value-type="float" office:value="25" calcext:value-type="float">
            <text:p>25</text:p>
          </table:table-cell>
          <table:table-cell table:formula="of:=[.$B$37]/(([.$B$38]+[.C$2])*([.$B18]+1))" office:value-type="float" office:value="61538.4615384615" calcext:value-type="float">
            <text:p>61538,4615384615</text:p>
          </table:table-cell>
          <table:table-cell table:formula="of:=[.$B$37]/(([.$B$38]+[.D$2])*([.$B18]+1))" office:value-type="float" office:value="60728.7449392713" calcext:value-type="float">
            <text:p>60728,7449392713</text:p>
          </table:table-cell>
          <table:table-cell table:formula="of:=[.$B$37]/(([.$B$38]+[.E$2])*([.$B18]+1))" office:value-type="float" office:value="59940.0599400599" calcext:value-type="float">
            <text:p>59940,0599400599</text:p>
          </table:table-cell>
          <table:table-cell table:formula="of:=[.$B$37]/(([.$B$38]+[.F$2])*([.$B18]+1))" office:value-type="float" office:value="59171.5976331361" calcext:value-type="float">
            <text:p>59171,5976331361</text:p>
          </table:table-cell>
          <table:table-cell table:formula="of:=[.$B$37]/(([.$B$38]+[.G$2])*([.$B18]+1))" office:value-type="float" office:value="58422.5900681597" calcext:value-type="float">
            <text:p>58422,5900681597</text:p>
          </table:table-cell>
          <table:table-cell table:formula="of:=[.$B$37]/(([.$B$38]+[.H$2])*([.$B18]+1))" office:value-type="float" office:value="57692.3076923077" calcext:value-type="float">
            <text:p>57692,3076923077</text:p>
          </table:table-cell>
          <table:table-cell table:formula="of:=[.$B$37]/(([.$B$38]+[.I$2])*([.$B18]+1))" office:value-type="float" office:value="56980.056980057" calcext:value-type="float">
            <text:p>56980,056980057</text:p>
          </table:table-cell>
          <table:table-cell table:formula="of:=[.$B$37]/(([.$B$38]+[.J$2])*([.$B18]+1))" office:value-type="float" office:value="56285.1782363978" calcext:value-type="float">
            <text:p>56285,1782363978</text:p>
          </table:table-cell>
          <table:table-cell table:formula="of:=[.$B$37]/(([.$B$38]+[.K$2])*([.$B18]+1))" office:value-type="float" office:value="55607.0435588508" calcext:value-type="float">
            <text:p>55607,0435588508</text:p>
          </table:table-cell>
          <table:table-cell table:formula="of:=[.$B$37]/(([.$B$38]+[.L$2])*([.$B18]+1))" office:value-type="float" office:value="54945.0549450549" calcext:value-type="float">
            <text:p>54945,0549450549</text:p>
          </table:table-cell>
          <table:table-cell table:formula="of:=[.$B$37]/(([.$B$38]+[.M$2])*([.$B18]+1))" office:value-type="float" office:value="54298.6425339367" calcext:value-type="float">
            <text:p>54298,6425339367</text:p>
          </table:table-cell>
          <table:table-cell table:formula="of:=[.$B$37]/(([.$B$38]+[.N$2])*([.$B18]+1))" office:value-type="float" office:value="53667.2629695886" calcext:value-type="float">
            <text:p>53667,2629695886</text:p>
          </table:table-cell>
          <table:table-cell table:formula="of:=[.$B$37]/(([.$B$38]+[.O$2])*([.$B18]+1))" office:value-type="float" office:value="53050.3978779841" calcext:value-type="float">
            <text:p>53050,3978779841</text:p>
          </table:table-cell>
          <table:table-cell table:formula="of:=[.$B$37]/(([.$B$38]+[.P$2])*([.$B18]+1))" office:value-type="float" office:value="52447.5524475525" calcext:value-type="float">
            <text:p>52447,5524475525</text:p>
          </table:table-cell>
          <table:table-cell table:formula="of:=[.$B$37]/(([.$B$38]+[.Q$2])*([.$B18]+1))" office:value-type="float" office:value="51858.2541054451" calcext:value-type="float">
            <text:p>51858,2541054451</text:p>
          </table:table-cell>
          <table:table-cell table:formula="of:=[.$B$37]/(([.$B$38]+[.R$2])*([.$B18]+1))" office:value-type="float" office:value="51282.0512820513" calcext:value-type="float">
            <text:p>51282,0512820513</text:p>
          </table:table-cell>
          <table:table-cell table:number-columns-repeated="1007"/>
        </table:table-row>
        <table:table-row table:style-name="ro2">
          <table:table-cell/>
          <table:table-cell table:formula="of:=[.$B18]+1" office:value-type="float" office:value="26" calcext:value-type="float">
            <text:p>26</text:p>
          </table:table-cell>
          <table:table-cell table:formula="of:=[.$B$37]/(([.$B$38]+[.C$2])*([.$B19]+1))" office:value-type="float" office:value="59259.2592592593" calcext:value-type="float">
            <text:p>59259,2592592593</text:p>
          </table:table-cell>
          <table:table-cell table:formula="of:=[.$B$37]/(([.$B$38]+[.D$2])*([.$B19]+1))" office:value-type="float" office:value="58479.5321637427" calcext:value-type="float">
            <text:p>58479,5321637427</text:p>
          </table:table-cell>
          <table:table-cell table:formula="of:=[.$B$37]/(([.$B$38]+[.E$2])*([.$B19]+1))" office:value-type="float" office:value="57720.0577200577" calcext:value-type="float">
            <text:p>57720,0577200577</text:p>
          </table:table-cell>
          <table:table-cell table:formula="of:=[.$B$37]/(([.$B$38]+[.F$2])*([.$B19]+1))" office:value-type="float" office:value="56980.056980057" calcext:value-type="float">
            <text:p>56980,056980057</text:p>
          </table:table-cell>
          <table:table-cell table:formula="of:=[.$B$37]/(([.$B$38]+[.G$2])*([.$B19]+1))" office:value-type="float" office:value="56258.7904360056" calcext:value-type="float">
            <text:p>56258,7904360056</text:p>
          </table:table-cell>
          <table:table-cell table:formula="of:=[.$B$37]/(([.$B$38]+[.H$2])*([.$B19]+1))" office:value-type="float" office:value="55555.5555555556" calcext:value-type="float">
            <text:p>55555,5555555556</text:p>
          </table:table-cell>
          <table:table-cell table:formula="of:=[.$B$37]/(([.$B$38]+[.I$2])*([.$B19]+1))" office:value-type="float" office:value="54869.6844993141" calcext:value-type="float">
            <text:p>54869,6844993141</text:p>
          </table:table-cell>
          <table:table-cell table:formula="of:=[.$B$37]/(([.$B$38]+[.J$2])*([.$B19]+1))" office:value-type="float" office:value="54200.5420054201" calcext:value-type="float">
            <text:p>54200,5420054201</text:p>
          </table:table-cell>
          <table:table-cell table:formula="of:=[.$B$37]/(([.$B$38]+[.K$2])*([.$B19]+1))" office:value-type="float" office:value="53547.5234270415" calcext:value-type="float">
            <text:p>53547,5234270415</text:p>
          </table:table-cell>
          <table:table-cell table:formula="of:=[.$B$37]/(([.$B$38]+[.L$2])*([.$B19]+1))" office:value-type="float" office:value="52910.0529100529" calcext:value-type="float">
            <text:p>52910,0529100529</text:p>
          </table:table-cell>
          <table:table-cell table:formula="of:=[.$B$37]/(([.$B$38]+[.M$2])*([.$B19]+1))" office:value-type="float" office:value="52287.5816993464" calcext:value-type="float">
            <text:p>52287,5816993464</text:p>
          </table:table-cell>
          <table:table-cell table:formula="of:=[.$B$37]/(([.$B$38]+[.N$2])*([.$B19]+1))" office:value-type="float" office:value="51679.5865633075" calcext:value-type="float">
            <text:p>51679,5865633075</text:p>
          </table:table-cell>
          <table:table-cell table:formula="of:=[.$B$37]/(([.$B$38]+[.O$2])*([.$B19]+1))" office:value-type="float" office:value="51085.5683269476" calcext:value-type="float">
            <text:p>51085,5683269476</text:p>
          </table:table-cell>
          <table:table-cell table:formula="of:=[.$B$37]/(([.$B$38]+[.P$2])*([.$B19]+1))" office:value-type="float" office:value="50505.0505050505" calcext:value-type="float">
            <text:p>50505,0505050505</text:p>
          </table:table-cell>
          <table:table-cell table:formula="of:=[.$B$37]/(([.$B$38]+[.Q$2])*([.$B19]+1))" office:value-type="float" office:value="49937.5780274657" calcext:value-type="float">
            <text:p>49937,5780274657</text:p>
          </table:table-cell>
          <table:table-cell table:formula="of:=[.$B$37]/(([.$B$38]+[.R$2])*([.$B19]+1))" office:value-type="float" office:value="49382.7160493827" calcext:value-type="float">
            <text:p>49382,7160493827</text:p>
          </table:table-cell>
          <table:table-cell table:number-columns-repeated="1007"/>
        </table:table-row>
        <table:table-row table:style-name="ro2">
          <table:table-cell/>
          <table:table-cell table:formula="of:=[.$B19]+1" office:value-type="float" office:value="27" calcext:value-type="float">
            <text:p>27</text:p>
          </table:table-cell>
          <table:table-cell table:formula="of:=[.$B$37]/(([.$B$38]+[.C$2])*([.$B20]+1))" office:value-type="float" office:value="57142.8571428571" calcext:value-type="float">
            <text:p>57142,8571428571</text:p>
          </table:table-cell>
          <table:table-cell table:formula="of:=[.$B$37]/(([.$B$38]+[.D$2])*([.$B20]+1))" office:value-type="float" office:value="56390.977443609" calcext:value-type="float">
            <text:p>56390,977443609</text:p>
          </table:table-cell>
          <table:table-cell table:formula="of:=[.$B$37]/(([.$B$38]+[.E$2])*([.$B20]+1))" office:value-type="float" office:value="55658.6270871985" calcext:value-type="float">
            <text:p>55658,6270871985</text:p>
          </table:table-cell>
          <table:table-cell table:formula="of:=[.$B$37]/(([.$B$38]+[.F$2])*([.$B20]+1))" office:value-type="float" office:value="54945.0549450549" calcext:value-type="float">
            <text:p>54945,0549450549</text:p>
          </table:table-cell>
          <table:table-cell table:formula="of:=[.$B$37]/(([.$B$38]+[.G$2])*([.$B20]+1))" office:value-type="float" office:value="54249.547920434" calcext:value-type="float">
            <text:p>54249,547920434</text:p>
          </table:table-cell>
          <table:table-cell table:formula="of:=[.$B$37]/(([.$B$38]+[.H$2])*([.$B20]+1))" office:value-type="float" office:value="53571.4285714286" calcext:value-type="float">
            <text:p>53571,4285714286</text:p>
          </table:table-cell>
          <table:table-cell table:formula="of:=[.$B$37]/(([.$B$38]+[.I$2])*([.$B20]+1))" office:value-type="float" office:value="52910.0529100529" calcext:value-type="float">
            <text:p>52910,0529100529</text:p>
          </table:table-cell>
          <table:table-cell table:formula="of:=[.$B$37]/(([.$B$38]+[.J$2])*([.$B20]+1))" office:value-type="float" office:value="52264.8083623693" calcext:value-type="float">
            <text:p>52264,8083623693</text:p>
          </table:table-cell>
          <table:table-cell table:formula="of:=[.$B$37]/(([.$B$38]+[.K$2])*([.$B20]+1))" office:value-type="float" office:value="51635.1118760757" calcext:value-type="float">
            <text:p>51635,1118760757</text:p>
          </table:table-cell>
          <table:table-cell table:formula="of:=[.$B$37]/(([.$B$38]+[.L$2])*([.$B20]+1))" office:value-type="float" office:value="51020.4081632653" calcext:value-type="float">
            <text:p>51020,4081632653</text:p>
          </table:table-cell>
          <table:table-cell table:formula="of:=[.$B$37]/(([.$B$38]+[.M$2])*([.$B20]+1))" office:value-type="float" office:value="50420.1680672269" calcext:value-type="float">
            <text:p>50420,1680672269</text:p>
          </table:table-cell>
          <table:table-cell table:formula="of:=[.$B$37]/(([.$B$38]+[.N$2])*([.$B20]+1))" office:value-type="float" office:value="49833.8870431894" calcext:value-type="float">
            <text:p>49833,8870431894</text:p>
          </table:table-cell>
          <table:table-cell table:formula="of:=[.$B$37]/(([.$B$38]+[.O$2])*([.$B20]+1))" office:value-type="float" office:value="49261.0837438424" calcext:value-type="float">
            <text:p>49261,0837438424</text:p>
          </table:table-cell>
          <table:table-cell table:formula="of:=[.$B$37]/(([.$B$38]+[.P$2])*([.$B20]+1))" office:value-type="float" office:value="48701.2987012987" calcext:value-type="float">
            <text:p>48701,2987012987</text:p>
          </table:table-cell>
          <table:table-cell table:formula="of:=[.$B$37]/(([.$B$38]+[.Q$2])*([.$B20]+1))" office:value-type="float" office:value="48154.0930979133" calcext:value-type="float">
            <text:p>48154,0930979133</text:p>
          </table:table-cell>
          <table:table-cell table:formula="of:=[.$B$37]/(([.$B$38]+[.R$2])*([.$B20]+1))" office:value-type="float" office:value="47619.0476190476" calcext:value-type="float">
            <text:p>47619,0476190476</text:p>
          </table:table-cell>
          <table:table-cell table:number-columns-repeated="1007"/>
        </table:table-row>
        <table:table-row table:style-name="ro2">
          <table:table-cell/>
          <table:table-cell table:formula="of:=[.$B20]+1" office:value-type="float" office:value="28" calcext:value-type="float">
            <text:p>28</text:p>
          </table:table-cell>
          <table:table-cell table:formula="of:=[.$B$37]/(([.$B$38]+[.C$2])*([.$B21]+1))" office:value-type="float" office:value="55172.4137931035" calcext:value-type="float">
            <text:p>55172,4137931035</text:p>
          </table:table-cell>
          <table:table-cell table:formula="of:=[.$B$37]/(([.$B$38]+[.D$2])*([.$B21]+1))" office:value-type="float" office:value="54446.4609800363" calcext:value-type="float">
            <text:p>54446,4609800363</text:p>
          </table:table-cell>
          <table:table-cell table:formula="of:=[.$B$37]/(([.$B$38]+[.E$2])*([.$B21]+1))" office:value-type="float" office:value="53739.3640841917" calcext:value-type="float">
            <text:p>53739,3640841917</text:p>
          </table:table-cell>
          <table:table-cell table:formula="of:=[.$B$37]/(([.$B$38]+[.F$2])*([.$B21]+1))" office:value-type="float" office:value="53050.3978779841" calcext:value-type="float">
            <text:p>53050,3978779841</text:p>
          </table:table-cell>
          <table:table-cell table:formula="of:=[.$B$37]/(([.$B$38]+[.G$2])*([.$B21]+1))" office:value-type="float" office:value="52378.8738542121" calcext:value-type="float">
            <text:p>52378,8738542121</text:p>
          </table:table-cell>
          <table:table-cell table:formula="of:=[.$B$37]/(([.$B$38]+[.H$2])*([.$B21]+1))" office:value-type="float" office:value="51724.1379310345" calcext:value-type="float">
            <text:p>51724,1379310345</text:p>
          </table:table-cell>
          <table:table-cell table:formula="of:=[.$B$37]/(([.$B$38]+[.I$2])*([.$B21]+1))" office:value-type="float" office:value="51085.5683269476" calcext:value-type="float">
            <text:p>51085,5683269476</text:p>
          </table:table-cell>
          <table:table-cell table:formula="of:=[.$B$37]/(([.$B$38]+[.J$2])*([.$B21]+1))" office:value-type="float" office:value="50462.5735912532" calcext:value-type="float">
            <text:p>50462,5735912532</text:p>
          </table:table-cell>
          <table:table-cell table:formula="of:=[.$B$37]/(([.$B$38]+[.K$2])*([.$B21]+1))" office:value-type="float" office:value="49854.5907769007" calcext:value-type="float">
            <text:p>49854,5907769007</text:p>
          </table:table-cell>
          <table:table-cell table:formula="of:=[.$B$37]/(([.$B$38]+[.L$2])*([.$B21]+1))" office:value-type="float" office:value="49261.0837438424" calcext:value-type="float">
            <text:p>49261,0837438424</text:p>
          </table:table-cell>
          <table:table-cell table:formula="of:=[.$B$37]/(([.$B$38]+[.M$2])*([.$B21]+1))" office:value-type="float" office:value="48681.5415821501" calcext:value-type="float">
            <text:p>48681,5415821501</text:p>
          </table:table-cell>
          <table:table-cell table:formula="of:=[.$B$37]/(([.$B$38]+[.N$2])*([.$B21]+1))" office:value-type="float" office:value="48115.4771451484" calcext:value-type="float">
            <text:p>48115,4771451484</text:p>
          </table:table-cell>
          <table:table-cell table:formula="of:=[.$B$37]/(([.$B$38]+[.O$2])*([.$B21]+1))" office:value-type="float" office:value="47562.4256837099" calcext:value-type="float">
            <text:p>47562,4256837099</text:p>
          </table:table-cell>
          <table:table-cell table:formula="of:=[.$B$37]/(([.$B$38]+[.P$2])*([.$B21]+1))" office:value-type="float" office:value="47021.9435736677" calcext:value-type="float">
            <text:p>47021,9435736677</text:p>
          </table:table-cell>
          <table:table-cell table:formula="of:=[.$B$37]/(([.$B$38]+[.Q$2])*([.$B21]+1))" office:value-type="float" office:value="46493.6071290198" calcext:value-type="float">
            <text:p>46493,6071290198</text:p>
          </table:table-cell>
          <table:table-cell table:formula="of:=[.$B$37]/(([.$B$38]+[.R$2])*([.$B21]+1))" office:value-type="float" office:value="45977.0114942529" calcext:value-type="float">
            <text:p>45977,0114942529</text:p>
          </table:table-cell>
          <table:table-cell table:number-columns-repeated="1007"/>
        </table:table-row>
        <table:table-row table:style-name="ro2">
          <table:table-cell/>
          <table:table-cell table:formula="of:=[.$B21]+1" office:value-type="float" office:value="29" calcext:value-type="float">
            <text:p>29</text:p>
          </table:table-cell>
          <table:table-cell table:formula="of:=[.$B$37]/(([.$B$38]+[.C$2])*([.$B22]+1))" office:value-type="float" office:value="53333.3333333333" calcext:value-type="float">
            <text:p>53333,3333333333</text:p>
          </table:table-cell>
          <table:table-cell table:formula="of:=[.$B$37]/(([.$B$38]+[.D$2])*([.$B22]+1))" office:value-type="float" office:value="52631.5789473684" calcext:value-type="float">
            <text:p>52631,5789473684</text:p>
          </table:table-cell>
          <table:table-cell table:formula="of:=[.$B$37]/(([.$B$38]+[.E$2])*([.$B22]+1))" office:value-type="float" office:value="51948.051948052" calcext:value-type="float">
            <text:p>51948,051948052</text:p>
          </table:table-cell>
          <table:table-cell table:formula="of:=[.$B$37]/(([.$B$38]+[.F$2])*([.$B22]+1))" office:value-type="float" office:value="51282.0512820513" calcext:value-type="float">
            <text:p>51282,0512820513</text:p>
          </table:table-cell>
          <table:table-cell table:formula="of:=[.$B$37]/(([.$B$38]+[.G$2])*([.$B22]+1))" office:value-type="float" office:value="50632.9113924051" calcext:value-type="float">
            <text:p>50632,9113924051</text:p>
          </table:table-cell>
          <table:table-cell table:formula="of:=[.$B$37]/(([.$B$38]+[.H$2])*([.$B22]+1))" office:value-type="float" office:value="50000" calcext:value-type="float">
            <text:p>50000</text:p>
          </table:table-cell>
          <table:table-cell table:formula="of:=[.$B$37]/(([.$B$38]+[.I$2])*([.$B22]+1))" office:value-type="float" office:value="49382.7160493827" calcext:value-type="float">
            <text:p>49382,7160493827</text:p>
          </table:table-cell>
          <table:table-cell table:formula="of:=[.$B$37]/(([.$B$38]+[.J$2])*([.$B22]+1))" office:value-type="float" office:value="48780.4878048781" calcext:value-type="float">
            <text:p>48780,4878048781</text:p>
          </table:table-cell>
          <table:table-cell table:formula="of:=[.$B$37]/(([.$B$38]+[.K$2])*([.$B22]+1))" office:value-type="float" office:value="48192.7710843374" calcext:value-type="float">
            <text:p>48192,7710843374</text:p>
          </table:table-cell>
          <table:table-cell table:formula="of:=[.$B$37]/(([.$B$38]+[.L$2])*([.$B22]+1))" office:value-type="float" office:value="47619.0476190476" calcext:value-type="float">
            <text:p>47619,0476190476</text:p>
          </table:table-cell>
          <table:table-cell table:formula="of:=[.$B$37]/(([.$B$38]+[.M$2])*([.$B22]+1))" office:value-type="float" office:value="47058.8235294118" calcext:value-type="float">
            <text:p>47058,8235294118</text:p>
          </table:table-cell>
          <table:table-cell table:formula="of:=[.$B$37]/(([.$B$38]+[.N$2])*([.$B22]+1))" office:value-type="float" office:value="46511.6279069767" calcext:value-type="float">
            <text:p>46511,6279069767</text:p>
          </table:table-cell>
          <table:table-cell table:formula="of:=[.$B$37]/(([.$B$38]+[.O$2])*([.$B22]+1))" office:value-type="float" office:value="45977.0114942529" calcext:value-type="float">
            <text:p>45977,0114942529</text:p>
          </table:table-cell>
          <table:table-cell table:formula="of:=[.$B$37]/(([.$B$38]+[.P$2])*([.$B22]+1))" office:value-type="float" office:value="45454.5454545455" calcext:value-type="float">
            <text:p>45454,5454545455</text:p>
          </table:table-cell>
          <table:table-cell table:formula="of:=[.$B$37]/(([.$B$38]+[.Q$2])*([.$B22]+1))" office:value-type="float" office:value="44943.8202247191" calcext:value-type="float">
            <text:p>44943,8202247191</text:p>
          </table:table-cell>
          <table:table-cell table:formula="of:=[.$B$37]/(([.$B$38]+[.R$2])*([.$B22]+1))" office:value-type="float" office:value="44444.4444444444" calcext:value-type="float">
            <text:p>44444,4444444444</text:p>
          </table:table-cell>
          <table:table-cell table:number-columns-repeated="1007"/>
        </table:table-row>
        <table:table-row table:style-name="ro2">
          <table:table-cell/>
          <table:table-cell table:formula="of:=[.$B22]+1" office:value-type="float" office:value="30" calcext:value-type="float">
            <text:p>30</text:p>
          </table:table-cell>
          <table:table-cell table:formula="of:=[.$B$37]/(([.$B$38]+[.C$2])*([.$B23]+1))" office:value-type="float" office:value="51612.9032258065" calcext:value-type="float">
            <text:p>51612,9032258065</text:p>
          </table:table-cell>
          <table:table-cell table:formula="of:=[.$B$37]/(([.$B$38]+[.D$2])*([.$B23]+1))" office:value-type="float" office:value="50933.7860780985" calcext:value-type="float">
            <text:p>50933,7860780985</text:p>
          </table:table-cell>
          <table:table-cell table:formula="of:=[.$B$37]/(([.$B$38]+[.E$2])*([.$B23]+1))" office:value-type="float" office:value="50272.3083368245" calcext:value-type="float">
            <text:p>50272,3083368245</text:p>
          </table:table-cell>
          <table:table-cell table:formula="of:=[.$B$37]/(([.$B$38]+[.F$2])*([.$B23]+1))" office:value-type="float" office:value="49627.7915632754" calcext:value-type="float">
            <text:p>49627,7915632754</text:p>
          </table:table-cell>
          <table:table-cell table:formula="of:=[.$B$37]/(([.$B$38]+[.G$2])*([.$B23]+1))" office:value-type="float" office:value="48999.5916700694" calcext:value-type="float">
            <text:p>48999,5916700694</text:p>
          </table:table-cell>
          <table:table-cell table:formula="of:=[.$B$37]/(([.$B$38]+[.H$2])*([.$B23]+1))" office:value-type="float" office:value="48387.0967741935" calcext:value-type="float">
            <text:p>48387,0967741935</text:p>
          </table:table-cell>
          <table:table-cell table:formula="of:=[.$B$37]/(([.$B$38]+[.I$2])*([.$B23]+1))" office:value-type="float" office:value="47789.7252090801" calcext:value-type="float">
            <text:p>47789,7252090801</text:p>
          </table:table-cell>
          <table:table-cell table:formula="of:=[.$B$37]/(([.$B$38]+[.J$2])*([.$B23]+1))" office:value-type="float" office:value="47206.9236821401" calcext:value-type="float">
            <text:p>47206,9236821401</text:p>
          </table:table-cell>
          <table:table-cell table:formula="of:=[.$B$37]/(([.$B$38]+[.K$2])*([.$B23]+1))" office:value-type="float" office:value="46638.1655654878" calcext:value-type="float">
            <text:p>46638,1655654878</text:p>
          </table:table-cell>
          <table:table-cell table:formula="of:=[.$B$37]/(([.$B$38]+[.L$2])*([.$B23]+1))" office:value-type="float" office:value="46082.9493087558" calcext:value-type="float">
            <text:p>46082,9493087558</text:p>
          </table:table-cell>
          <table:table-cell table:formula="of:=[.$B$37]/(([.$B$38]+[.M$2])*([.$B23]+1))" office:value-type="float" office:value="45540.7969639469" calcext:value-type="float">
            <text:p>45540,7969639469</text:p>
          </table:table-cell>
          <table:table-cell table:formula="of:=[.$B$37]/(([.$B$38]+[.N$2])*([.$B23]+1))" office:value-type="float" office:value="45011.2528132033" calcext:value-type="float">
            <text:p>45011,2528132033</text:p>
          </table:table-cell>
          <table:table-cell table:formula="of:=[.$B$37]/(([.$B$38]+[.O$2])*([.$B23]+1))" office:value-type="float" office:value="44493.8820912125" calcext:value-type="float">
            <text:p>44493,8820912125</text:p>
          </table:table-cell>
          <table:table-cell table:formula="of:=[.$B$37]/(([.$B$38]+[.P$2])*([.$B23]+1))" office:value-type="float" office:value="43988.2697947214" calcext:value-type="float">
            <text:p>43988,2697947214</text:p>
          </table:table-cell>
          <table:table-cell table:formula="of:=[.$B$37]/(([.$B$38]+[.Q$2])*([.$B23]+1))" office:value-type="float" office:value="43494.0195723088" calcext:value-type="float">
            <text:p>43494,0195723088</text:p>
          </table:table-cell>
          <table:table-cell table:formula="of:=[.$B$37]/(([.$B$38]+[.R$2])*([.$B23]+1))" office:value-type="float" office:value="43010.752688172" calcext:value-type="float">
            <text:p>43010,752688172</text:p>
          </table:table-cell>
          <table:table-cell table:number-columns-repeated="1007"/>
        </table:table-row>
        <table:table-row table:style-name="ro2">
          <table:table-cell/>
          <table:table-cell table:formula="of:=[.$B23]+1" office:value-type="float" office:value="31" calcext:value-type="float">
            <text:p>31</text:p>
          </table:table-cell>
          <table:table-cell table:formula="of:=[.$B$37]/(([.$B$38]+[.C$2])*([.$B24]+1))" office:value-type="float" office:value="50000" calcext:value-type="float">
            <text:p>50000</text:p>
          </table:table-cell>
          <table:table-cell table:formula="of:=[.$B$37]/(([.$B$38]+[.D$2])*([.$B24]+1))" office:value-type="float" office:value="49342.1052631579" calcext:value-type="float">
            <text:p>49342,1052631579</text:p>
          </table:table-cell>
          <table:table-cell table:formula="of:=[.$B$37]/(([.$B$38]+[.E$2])*([.$B24]+1))" office:value-type="float" office:value="48701.2987012987" calcext:value-type="float">
            <text:p>48701,2987012987</text:p>
          </table:table-cell>
          <table:table-cell table:formula="of:=[.$B$37]/(([.$B$38]+[.F$2])*([.$B24]+1))" office:value-type="float" office:value="48076.9230769231" calcext:value-type="float">
            <text:p>48076,9230769231</text:p>
          </table:table-cell>
          <table:table-cell table:formula="of:=[.$B$37]/(([.$B$38]+[.G$2])*([.$B24]+1))" office:value-type="float" office:value="47468.3544303797" calcext:value-type="float">
            <text:p>47468,3544303797</text:p>
          </table:table-cell>
          <table:table-cell table:formula="of:=[.$B$37]/(([.$B$38]+[.H$2])*([.$B24]+1))" office:value-type="float" office:value="46875" calcext:value-type="float">
            <text:p>46875</text:p>
          </table:table-cell>
          <table:table-cell table:formula="of:=[.$B$37]/(([.$B$38]+[.I$2])*([.$B24]+1))" office:value-type="float" office:value="46296.2962962963" calcext:value-type="float">
            <text:p>46296,2962962963</text:p>
          </table:table-cell>
          <table:table-cell table:formula="of:=[.$B$37]/(([.$B$38]+[.J$2])*([.$B24]+1))" office:value-type="float" office:value="45731.7073170732" calcext:value-type="float">
            <text:p>45731,7073170732</text:p>
          </table:table-cell>
          <table:table-cell table:formula="of:=[.$B$37]/(([.$B$38]+[.K$2])*([.$B24]+1))" office:value-type="float" office:value="45180.7228915663" calcext:value-type="float">
            <text:p>45180,7228915663</text:p>
          </table:table-cell>
          <table:table-cell table:formula="of:=[.$B$37]/(([.$B$38]+[.L$2])*([.$B24]+1))" office:value-type="float" office:value="44642.8571428571" calcext:value-type="float">
            <text:p>44642,8571428571</text:p>
          </table:table-cell>
          <table:table-cell table:formula="of:=[.$B$37]/(([.$B$38]+[.M$2])*([.$B24]+1))" office:value-type="float" office:value="44117.6470588235" calcext:value-type="float">
            <text:p>44117,6470588235</text:p>
          </table:table-cell>
          <table:table-cell table:formula="of:=[.$B$37]/(([.$B$38]+[.N$2])*([.$B24]+1))" office:value-type="float" office:value="43604.6511627907" calcext:value-type="float">
            <text:p>43604,6511627907</text:p>
          </table:table-cell>
          <table:table-cell table:formula="of:=[.$B$37]/(([.$B$38]+[.O$2])*([.$B24]+1))" office:value-type="float" office:value="43103.4482758621" calcext:value-type="float">
            <text:p>43103,4482758621</text:p>
          </table:table-cell>
          <table:table-cell table:formula="of:=[.$B$37]/(([.$B$38]+[.P$2])*([.$B24]+1))" office:value-type="float" office:value="42613.6363636364" calcext:value-type="float">
            <text:p>42613,6363636364</text:p>
          </table:table-cell>
          <table:table-cell table:formula="of:=[.$B$37]/(([.$B$38]+[.Q$2])*([.$B24]+1))" office:value-type="float" office:value="42134.8314606742" calcext:value-type="float">
            <text:p>42134,8314606742</text:p>
          </table:table-cell>
          <table:table-cell table:formula="of:=[.$B$37]/(([.$B$38]+[.R$2])*([.$B24]+1))" office:value-type="float" office:value="41666.6666666667" calcext:value-type="float">
            <text:p>41666,6666666667</text:p>
          </table:table-cell>
          <table:table-cell table:number-columns-repeated="1007"/>
        </table:table-row>
        <table:table-row table:style-name="ro2">
          <table:table-cell/>
          <table:table-cell table:formula="of:=[.$B24]+1" office:value-type="float" office:value="32" calcext:value-type="float">
            <text:p>32</text:p>
          </table:table-cell>
          <table:table-cell table:formula="of:=[.$B$37]/(([.$B$38]+[.C$2])*([.$B25]+1))" office:value-type="float" office:value="48484.8484848485" calcext:value-type="float">
            <text:p>48484,8484848485</text:p>
          </table:table-cell>
          <table:table-cell table:formula="of:=[.$B$37]/(([.$B$38]+[.D$2])*([.$B25]+1))" office:value-type="float" office:value="47846.8899521531" calcext:value-type="float">
            <text:p>47846,8899521531</text:p>
          </table:table-cell>
          <table:table-cell table:formula="of:=[.$B$37]/(([.$B$38]+[.E$2])*([.$B25]+1))" office:value-type="float" office:value="47225.5017709563" calcext:value-type="float">
            <text:p>47225,5017709563</text:p>
          </table:table-cell>
          <table:table-cell table:formula="of:=[.$B$37]/(([.$B$38]+[.F$2])*([.$B25]+1))" office:value-type="float" office:value="46620.0466200466" calcext:value-type="float">
            <text:p>46620,0466200466</text:p>
          </table:table-cell>
          <table:table-cell table:formula="of:=[.$B$37]/(([.$B$38]+[.G$2])*([.$B25]+1))" office:value-type="float" office:value="46029.919447641" calcext:value-type="float">
            <text:p>46029,919447641</text:p>
          </table:table-cell>
          <table:table-cell table:formula="of:=[.$B$37]/(([.$B$38]+[.H$2])*([.$B25]+1))" office:value-type="float" office:value="45454.5454545455" calcext:value-type="float">
            <text:p>45454,5454545455</text:p>
          </table:table-cell>
          <table:table-cell table:formula="of:=[.$B$37]/(([.$B$38]+[.I$2])*([.$B25]+1))" office:value-type="float" office:value="44893.3782267116" calcext:value-type="float">
            <text:p>44893,3782267116</text:p>
          </table:table-cell>
          <table:table-cell table:formula="of:=[.$B$37]/(([.$B$38]+[.J$2])*([.$B25]+1))" office:value-type="float" office:value="44345.8980044346" calcext:value-type="float">
            <text:p>44345,8980044346</text:p>
          </table:table-cell>
          <table:table-cell table:formula="of:=[.$B$37]/(([.$B$38]+[.K$2])*([.$B25]+1))" office:value-type="float" office:value="43811.6100766703" calcext:value-type="float">
            <text:p>43811,6100766703</text:p>
          </table:table-cell>
          <table:table-cell table:formula="of:=[.$B$37]/(([.$B$38]+[.L$2])*([.$B25]+1))" office:value-type="float" office:value="43290.0432900433" calcext:value-type="float">
            <text:p>43290,0432900433</text:p>
          </table:table-cell>
          <table:table-cell table:formula="of:=[.$B$37]/(([.$B$38]+[.M$2])*([.$B25]+1))" office:value-type="float" office:value="42780.7486631016" calcext:value-type="float">
            <text:p>42780,7486631016</text:p>
          </table:table-cell>
          <table:table-cell table:formula="of:=[.$B$37]/(([.$B$38]+[.N$2])*([.$B25]+1))" office:value-type="float" office:value="42283.2980972516" calcext:value-type="float">
            <text:p>42283,2980972516</text:p>
          </table:table-cell>
          <table:table-cell table:formula="of:=[.$B$37]/(([.$B$38]+[.O$2])*([.$B25]+1))" office:value-type="float" office:value="41797.2831765935" calcext:value-type="float">
            <text:p>41797,2831765935</text:p>
          </table:table-cell>
          <table:table-cell table:formula="of:=[.$B$37]/(([.$B$38]+[.P$2])*([.$B25]+1))" office:value-type="float" office:value="41322.3140495868" calcext:value-type="float">
            <text:p>41322,3140495868</text:p>
          </table:table-cell>
          <table:table-cell table:formula="of:=[.$B$37]/(([.$B$38]+[.Q$2])*([.$B25]+1))" office:value-type="float" office:value="40858.0183861083" calcext:value-type="float">
            <text:p>40858,0183861083</text:p>
          </table:table-cell>
          <table:table-cell table:formula="of:=[.$B$37]/(([.$B$38]+[.R$2])*([.$B25]+1))" office:value-type="float" office:value="40404.0404040404" calcext:value-type="float">
            <text:p>40404,0404040404</text:p>
          </table:table-cell>
          <table:table-cell table:number-columns-repeated="1007"/>
        </table:table-row>
        <table:table-row table:style-name="ro2">
          <table:table-cell/>
          <table:table-cell table:formula="of:=[.$B25]+1" office:value-type="float" office:value="33" calcext:value-type="float">
            <text:p>33</text:p>
          </table:table-cell>
          <table:table-cell table:formula="of:=[.$B$37]/(([.$B$38]+[.C$2])*([.$B26]+1))" office:value-type="float" office:value="47058.8235294118" calcext:value-type="float">
            <text:p>47058,8235294118</text:p>
          </table:table-cell>
          <table:table-cell table:formula="of:=[.$B$37]/(([.$B$38]+[.D$2])*([.$B26]+1))" office:value-type="float" office:value="46439.6284829721" calcext:value-type="float">
            <text:p>46439,6284829721</text:p>
          </table:table-cell>
          <table:table-cell table:formula="of:=[.$B$37]/(([.$B$38]+[.E$2])*([.$B26]+1))" office:value-type="float" office:value="45836.5164247517" calcext:value-type="float">
            <text:p>45836,5164247517</text:p>
          </table:table-cell>
          <table:table-cell table:formula="of:=[.$B$37]/(([.$B$38]+[.F$2])*([.$B26]+1))" office:value-type="float" office:value="45248.8687782805" calcext:value-type="float">
            <text:p>45248,8687782805</text:p>
          </table:table-cell>
          <table:table-cell table:formula="of:=[.$B$37]/(([.$B$38]+[.G$2])*([.$B26]+1))" office:value-type="float" office:value="44676.0982874162" calcext:value-type="float">
            <text:p>44676,0982874162</text:p>
          </table:table-cell>
          <table:table-cell table:formula="of:=[.$B$37]/(([.$B$38]+[.H$2])*([.$B26]+1))" office:value-type="float" office:value="44117.6470588235" calcext:value-type="float">
            <text:p>44117,6470588235</text:p>
          </table:table-cell>
          <table:table-cell table:formula="of:=[.$B$37]/(([.$B$38]+[.I$2])*([.$B26]+1))" office:value-type="float" office:value="43572.9847494553" calcext:value-type="float">
            <text:p>43572,9847494553</text:p>
          </table:table-cell>
          <table:table-cell table:formula="of:=[.$B$37]/(([.$B$38]+[.J$2])*([.$B26]+1))" office:value-type="float" office:value="43041.6068866571" calcext:value-type="float">
            <text:p>43041,6068866571</text:p>
          </table:table-cell>
          <table:table-cell table:formula="of:=[.$B$37]/(([.$B$38]+[.K$2])*([.$B26]+1))" office:value-type="float" office:value="42523.0333097094" calcext:value-type="float">
            <text:p>42523,0333097094</text:p>
          </table:table-cell>
          <table:table-cell table:formula="of:=[.$B$37]/(([.$B$38]+[.L$2])*([.$B26]+1))" office:value-type="float" office:value="42016.8067226891" calcext:value-type="float">
            <text:p>42016,8067226891</text:p>
          </table:table-cell>
          <table:table-cell table:formula="of:=[.$B$37]/(([.$B$38]+[.M$2])*([.$B26]+1))" office:value-type="float" office:value="41522.491349481" calcext:value-type="float">
            <text:p>41522,491349481</text:p>
          </table:table-cell>
          <table:table-cell table:formula="of:=[.$B$37]/(([.$B$38]+[.N$2])*([.$B26]+1))" office:value-type="float" office:value="41039.6716826265" calcext:value-type="float">
            <text:p>41039,6716826265</text:p>
          </table:table-cell>
          <table:table-cell table:formula="of:=[.$B$37]/(([.$B$38]+[.O$2])*([.$B26]+1))" office:value-type="float" office:value="40567.9513184584" calcext:value-type="float">
            <text:p>40567,9513184584</text:p>
          </table:table-cell>
          <table:table-cell table:formula="of:=[.$B$37]/(([.$B$38]+[.P$2])*([.$B26]+1))" office:value-type="float" office:value="40106.9518716578" calcext:value-type="float">
            <text:p>40106,9518716578</text:p>
          </table:table-cell>
          <table:table-cell table:formula="of:=[.$B$37]/(([.$B$38]+[.Q$2])*([.$B26]+1))" office:value-type="float" office:value="39656.3119629874" calcext:value-type="float">
            <text:p>39656,3119629874</text:p>
          </table:table-cell>
          <table:table-cell table:formula="of:=[.$B$37]/(([.$B$38]+[.R$2])*([.$B26]+1))" office:value-type="float" office:value="39215.6862745098" calcext:value-type="float">
            <text:p>39215,6862745098</text:p>
          </table:table-cell>
          <table:table-cell table:number-columns-repeated="1007"/>
        </table:table-row>
        <table:table-row table:style-name="ro2">
          <table:table-cell/>
          <table:table-cell table:formula="of:=[.$B26]+1" office:value-type="float" office:value="34" calcext:value-type="float">
            <text:p>34</text:p>
          </table:table-cell>
          <table:table-cell table:formula="of:=[.$B$37]/(([.$B$38]+[.C$2])*([.$B27]+1))" office:value-type="float" office:value="45714.2857142857" calcext:value-type="float">
            <text:p>45714,2857142857</text:p>
          </table:table-cell>
          <table:table-cell table:formula="of:=[.$B$37]/(([.$B$38]+[.D$2])*([.$B27]+1))" office:value-type="float" office:value="45112.7819548872" calcext:value-type="float">
            <text:p>45112,7819548872</text:p>
          </table:table-cell>
          <table:table-cell table:formula="of:=[.$B$37]/(([.$B$38]+[.E$2])*([.$B27]+1))" office:value-type="float" office:value="44526.9016697588" calcext:value-type="float">
            <text:p>44526,9016697588</text:p>
          </table:table-cell>
          <table:table-cell table:formula="of:=[.$B$37]/(([.$B$38]+[.F$2])*([.$B27]+1))" office:value-type="float" office:value="43956.043956044" calcext:value-type="float">
            <text:p>43956,043956044</text:p>
          </table:table-cell>
          <table:table-cell table:formula="of:=[.$B$37]/(([.$B$38]+[.G$2])*([.$B27]+1))" office:value-type="float" office:value="43399.6383363472" calcext:value-type="float">
            <text:p>43399,6383363472</text:p>
          </table:table-cell>
          <table:table-cell table:formula="of:=[.$B$37]/(([.$B$38]+[.H$2])*([.$B27]+1))" office:value-type="float" office:value="42857.1428571429" calcext:value-type="float">
            <text:p>42857,1428571429</text:p>
          </table:table-cell>
          <table:table-cell table:formula="of:=[.$B$37]/(([.$B$38]+[.I$2])*([.$B27]+1))" office:value-type="float" office:value="42328.0423280423" calcext:value-type="float">
            <text:p>42328,0423280423</text:p>
          </table:table-cell>
          <table:table-cell table:formula="of:=[.$B$37]/(([.$B$38]+[.J$2])*([.$B27]+1))" office:value-type="float" office:value="41811.8466898955" calcext:value-type="float">
            <text:p>41811,8466898955</text:p>
          </table:table-cell>
          <table:table-cell table:formula="of:=[.$B$37]/(([.$B$38]+[.K$2])*([.$B27]+1))" office:value-type="float" office:value="41308.0895008606" calcext:value-type="float">
            <text:p>41308,0895008606</text:p>
          </table:table-cell>
          <table:table-cell table:formula="of:=[.$B$37]/(([.$B$38]+[.L$2])*([.$B27]+1))" office:value-type="float" office:value="40816.3265306123" calcext:value-type="float">
            <text:p>40816,3265306123</text:p>
          </table:table-cell>
          <table:table-cell table:formula="of:=[.$B$37]/(([.$B$38]+[.M$2])*([.$B27]+1))" office:value-type="float" office:value="40336.1344537815" calcext:value-type="float">
            <text:p>40336,1344537815</text:p>
          </table:table-cell>
          <table:table-cell table:formula="of:=[.$B$37]/(([.$B$38]+[.N$2])*([.$B27]+1))" office:value-type="float" office:value="39867.1096345515" calcext:value-type="float">
            <text:p>39867,1096345515</text:p>
          </table:table-cell>
          <table:table-cell table:formula="of:=[.$B$37]/(([.$B$38]+[.O$2])*([.$B27]+1))" office:value-type="float" office:value="39408.8669950739" calcext:value-type="float">
            <text:p>39408,8669950739</text:p>
          </table:table-cell>
          <table:table-cell table:formula="of:=[.$B$37]/(([.$B$38]+[.P$2])*([.$B27]+1))" office:value-type="float" office:value="38961.038961039" calcext:value-type="float">
            <text:p>38961,038961039</text:p>
          </table:table-cell>
          <table:table-cell table:formula="of:=[.$B$37]/(([.$B$38]+[.Q$2])*([.$B27]+1))" office:value-type="float" office:value="38523.2744783307" calcext:value-type="float">
            <text:p>38523,2744783307</text:p>
          </table:table-cell>
          <table:table-cell table:formula="of:=[.$B$37]/(([.$B$38]+[.R$2])*([.$B27]+1))" office:value-type="float" office:value="38095.2380952381" calcext:value-type="float">
            <text:p>38095,2380952381</text:p>
          </table:table-cell>
          <table:table-cell table:number-columns-repeated="1007"/>
        </table:table-row>
        <table:table-row table:style-name="ro2">
          <table:table-cell/>
          <table:table-cell table:formula="of:=[.$B27]+1" office:value-type="float" office:value="35" calcext:value-type="float">
            <text:p>35</text:p>
          </table:table-cell>
          <table:table-cell table:formula="of:=[.$B$37]/(([.$B$38]+[.C$2])*([.$B28]+1))" office:value-type="float" office:value="44444.4444444444" calcext:value-type="float">
            <text:p>44444,4444444444</text:p>
          </table:table-cell>
          <table:table-cell table:formula="of:=[.$B$37]/(([.$B$38]+[.D$2])*([.$B28]+1))" office:value-type="float" office:value="43859.649122807" calcext:value-type="float">
            <text:p>43859,649122807</text:p>
          </table:table-cell>
          <table:table-cell table:formula="of:=[.$B$37]/(([.$B$38]+[.E$2])*([.$B28]+1))" office:value-type="float" office:value="43290.0432900433" calcext:value-type="float">
            <text:p>43290,0432900433</text:p>
          </table:table-cell>
          <table:table-cell table:formula="of:=[.$B$37]/(([.$B$38]+[.F$2])*([.$B28]+1))" office:value-type="float" office:value="42735.0427350427" calcext:value-type="float">
            <text:p>42735,0427350427</text:p>
          </table:table-cell>
          <table:table-cell table:formula="of:=[.$B$37]/(([.$B$38]+[.G$2])*([.$B28]+1))" office:value-type="float" office:value="42194.0928270042" calcext:value-type="float">
            <text:p>42194,0928270042</text:p>
          </table:table-cell>
          <table:table-cell table:formula="of:=[.$B$37]/(([.$B$38]+[.H$2])*([.$B28]+1))" office:value-type="float" office:value="41666.6666666667" calcext:value-type="float">
            <text:p>41666,6666666667</text:p>
          </table:table-cell>
          <table:table-cell table:formula="of:=[.$B$37]/(([.$B$38]+[.I$2])*([.$B28]+1))" office:value-type="float" office:value="41152.2633744856" calcext:value-type="float">
            <text:p>41152,2633744856</text:p>
          </table:table-cell>
          <table:table-cell table:formula="of:=[.$B$37]/(([.$B$38]+[.J$2])*([.$B28]+1))" office:value-type="float" office:value="40650.406504065" calcext:value-type="float">
            <text:p>40650,406504065</text:p>
          </table:table-cell>
          <table:table-cell table:formula="of:=[.$B$37]/(([.$B$38]+[.K$2])*([.$B28]+1))" office:value-type="float" office:value="40160.6425702811" calcext:value-type="float">
            <text:p>40160,6425702811</text:p>
          </table:table-cell>
          <table:table-cell table:formula="of:=[.$B$37]/(([.$B$38]+[.L$2])*([.$B28]+1))" office:value-type="float" office:value="39682.5396825397" calcext:value-type="float">
            <text:p>39682,5396825397</text:p>
          </table:table-cell>
          <table:table-cell table:formula="of:=[.$B$37]/(([.$B$38]+[.M$2])*([.$B28]+1))" office:value-type="float" office:value="39215.6862745098" calcext:value-type="float">
            <text:p>39215,6862745098</text:p>
          </table:table-cell>
          <table:table-cell table:formula="of:=[.$B$37]/(([.$B$38]+[.N$2])*([.$B28]+1))" office:value-type="float" office:value="38759.6899224806" calcext:value-type="float">
            <text:p>38759,6899224806</text:p>
          </table:table-cell>
          <table:table-cell table:formula="of:=[.$B$37]/(([.$B$38]+[.O$2])*([.$B28]+1))" office:value-type="float" office:value="38314.1762452107" calcext:value-type="float">
            <text:p>38314,1762452107</text:p>
          </table:table-cell>
          <table:table-cell table:formula="of:=[.$B$37]/(([.$B$38]+[.P$2])*([.$B28]+1))" office:value-type="float" office:value="37878.7878787879" calcext:value-type="float">
            <text:p>37878,7878787879</text:p>
          </table:table-cell>
          <table:table-cell table:formula="of:=[.$B$37]/(([.$B$38]+[.Q$2])*([.$B28]+1))" office:value-type="float" office:value="37453.1835205993" calcext:value-type="float">
            <text:p>37453,1835205993</text:p>
          </table:table-cell>
          <table:table-cell table:formula="of:=[.$B$37]/(([.$B$38]+[.R$2])*([.$B28]+1))" office:value-type="float" office:value="37037.037037037" calcext:value-type="float">
            <text:p>37037,037037037</text:p>
          </table:table-cell>
          <table:table-cell table:number-columns-repeated="1007"/>
        </table:table-row>
        <table:table-row table:style-name="ro2">
          <table:table-cell/>
          <table:table-cell table:formula="of:=[.$B28]+1" office:value-type="float" office:value="36" calcext:value-type="float">
            <text:p>36</text:p>
          </table:table-cell>
          <table:table-cell table:formula="of:=[.$B$37]/(([.$B$38]+[.C$2])*([.$B29]+1))" office:value-type="float" office:value="43243.2432432432" calcext:value-type="float">
            <text:p>43243,2432432432</text:p>
          </table:table-cell>
          <table:table-cell table:formula="of:=[.$B$37]/(([.$B$38]+[.D$2])*([.$B29]+1))" office:value-type="float" office:value="42674.253200569" calcext:value-type="float">
            <text:p>42674,253200569</text:p>
          </table:table-cell>
          <table:table-cell table:formula="of:=[.$B$37]/(([.$B$38]+[.E$2])*([.$B29]+1))" office:value-type="float" office:value="42120.0421200421" calcext:value-type="float">
            <text:p>42120,0421200421</text:p>
          </table:table-cell>
          <table:table-cell table:formula="of:=[.$B$37]/(([.$B$38]+[.F$2])*([.$B29]+1))" office:value-type="float" office:value="41580.0415800416" calcext:value-type="float">
            <text:p>41580,0415800416</text:p>
          </table:table-cell>
          <table:table-cell table:formula="of:=[.$B$37]/(([.$B$38]+[.G$2])*([.$B29]+1))" office:value-type="float" office:value="41053.7119397879" calcext:value-type="float">
            <text:p>41053,7119397879</text:p>
          </table:table-cell>
          <table:table-cell table:formula="of:=[.$B$37]/(([.$B$38]+[.H$2])*([.$B29]+1))" office:value-type="float" office:value="40540.5405405405" calcext:value-type="float">
            <text:p>40540,5405405405</text:p>
          </table:table-cell>
          <table:table-cell table:formula="of:=[.$B$37]/(([.$B$38]+[.I$2])*([.$B29]+1))" office:value-type="float" office:value="40040.04004004" calcext:value-type="float">
            <text:p>40040,04004004</text:p>
          </table:table-cell>
          <table:table-cell table:formula="of:=[.$B$37]/(([.$B$38]+[.J$2])*([.$B29]+1))" office:value-type="float" office:value="39551.74686882" calcext:value-type="float">
            <text:p>39551,74686882</text:p>
          </table:table-cell>
          <table:table-cell table:formula="of:=[.$B$37]/(([.$B$38]+[.K$2])*([.$B29]+1))" office:value-type="float" office:value="39075.2197981114" calcext:value-type="float">
            <text:p>39075,2197981114</text:p>
          </table:table-cell>
          <table:table-cell table:formula="of:=[.$B$37]/(([.$B$38]+[.L$2])*([.$B29]+1))" office:value-type="float" office:value="38610.0386100386" calcext:value-type="float">
            <text:p>38610,0386100386</text:p>
          </table:table-cell>
          <table:table-cell table:formula="of:=[.$B$37]/(([.$B$38]+[.M$2])*([.$B29]+1))" office:value-type="float" office:value="38155.8028616852" calcext:value-type="float">
            <text:p>38155,8028616852</text:p>
          </table:table-cell>
          <table:table-cell table:formula="of:=[.$B$37]/(([.$B$38]+[.N$2])*([.$B29]+1))" office:value-type="float" office:value="37712.1307353866" calcext:value-type="float">
            <text:p>37712,1307353866</text:p>
          </table:table-cell>
          <table:table-cell table:formula="of:=[.$B$37]/(([.$B$38]+[.O$2])*([.$B29]+1))" office:value-type="float" office:value="37278.6579683131" calcext:value-type="float">
            <text:p>37278,6579683131</text:p>
          </table:table-cell>
          <table:table-cell table:formula="of:=[.$B$37]/(([.$B$38]+[.P$2])*([.$B29]+1))" office:value-type="float" office:value="36855.0368550369" calcext:value-type="float">
            <text:p>36855,0368550369</text:p>
          </table:table-cell>
          <table:table-cell table:formula="of:=[.$B$37]/(([.$B$38]+[.Q$2])*([.$B29]+1))" office:value-type="float" office:value="36440.9353173398" calcext:value-type="float">
            <text:p>36440,9353173398</text:p>
          </table:table-cell>
          <table:table-cell table:formula="of:=[.$B$37]/(([.$B$38]+[.R$2])*([.$B29]+1))" office:value-type="float" office:value="36036.036036036" calcext:value-type="float">
            <text:p>36036,036036036</text:p>
          </table:table-cell>
          <table:table-cell table:number-columns-repeated="1007"/>
        </table:table-row>
        <table:table-row table:style-name="ro2">
          <table:table-cell/>
          <table:table-cell table:formula="of:=[.$B29]+1" office:value-type="float" office:value="37" calcext:value-type="float">
            <text:p>37</text:p>
          </table:table-cell>
          <table:table-cell table:formula="of:=[.$B$37]/(([.$B$38]+[.C$2])*([.$B30]+1))" office:value-type="float" office:value="42105.2631578947" calcext:value-type="float">
            <text:p>42105,2631578947</text:p>
          </table:table-cell>
          <table:table-cell table:formula="of:=[.$B$37]/(([.$B$38]+[.D$2])*([.$B30]+1))" office:value-type="float" office:value="41551.2465373961" calcext:value-type="float">
            <text:p>41551,2465373961</text:p>
          </table:table-cell>
          <table:table-cell table:formula="of:=[.$B$37]/(([.$B$38]+[.E$2])*([.$B30]+1))" office:value-type="float" office:value="41011.6199589884" calcext:value-type="float">
            <text:p>41011,6199589884</text:p>
          </table:table-cell>
          <table:table-cell table:formula="of:=[.$B$37]/(([.$B$38]+[.F$2])*([.$B30]+1))" office:value-type="float" office:value="40485.8299595142" calcext:value-type="float">
            <text:p>40485,8299595142</text:p>
          </table:table-cell>
          <table:table-cell table:formula="of:=[.$B$37]/(([.$B$38]+[.G$2])*([.$B30]+1))" office:value-type="float" office:value="39973.3510992672" calcext:value-type="float">
            <text:p>39973,3510992672</text:p>
          </table:table-cell>
          <table:table-cell table:formula="of:=[.$B$37]/(([.$B$38]+[.H$2])*([.$B30]+1))" office:value-type="float" office:value="39473.6842105263" calcext:value-type="float">
            <text:p>39473,6842105263</text:p>
          </table:table-cell>
          <table:table-cell table:formula="of:=[.$B$37]/(([.$B$38]+[.I$2])*([.$B30]+1))" office:value-type="float" office:value="38986.3547758285" calcext:value-type="float">
            <text:p>38986,3547758285</text:p>
          </table:table-cell>
          <table:table-cell table:formula="of:=[.$B$37]/(([.$B$38]+[.J$2])*([.$B30]+1))" office:value-type="float" office:value="38510.9114249037" calcext:value-type="float">
            <text:p>38510,9114249037</text:p>
          </table:table-cell>
          <table:table-cell table:formula="of:=[.$B$37]/(([.$B$38]+[.K$2])*([.$B30]+1))" office:value-type="float" office:value="38046.9245402663" calcext:value-type="float">
            <text:p>38046,9245402663</text:p>
          </table:table-cell>
          <table:table-cell table:formula="of:=[.$B$37]/(([.$B$38]+[.L$2])*([.$B30]+1))" office:value-type="float" office:value="37593.984962406" calcext:value-type="float">
            <text:p>37593,984962406</text:p>
          </table:table-cell>
          <table:table-cell table:formula="of:=[.$B$37]/(([.$B$38]+[.M$2])*([.$B30]+1))" office:value-type="float" office:value="37151.7027863777" calcext:value-type="float">
            <text:p>37151,7027863777</text:p>
          </table:table-cell>
          <table:table-cell table:formula="of:=[.$B$37]/(([.$B$38]+[.N$2])*([.$B30]+1))" office:value-type="float" office:value="36719.7062423501" calcext:value-type="float">
            <text:p>36719,7062423501</text:p>
          </table:table-cell>
          <table:table-cell table:formula="of:=[.$B$37]/(([.$B$38]+[.O$2])*([.$B30]+1))" office:value-type="float" office:value="36297.6406533575" calcext:value-type="float">
            <text:p>36297,6406533575</text:p>
          </table:table-cell>
          <table:table-cell table:formula="of:=[.$B$37]/(([.$B$38]+[.P$2])*([.$B30]+1))" office:value-type="float" office:value="35885.1674641148" calcext:value-type="float">
            <text:p>35885,1674641148</text:p>
          </table:table-cell>
          <table:table-cell table:formula="of:=[.$B$37]/(([.$B$38]+[.Q$2])*([.$B30]+1))" office:value-type="float" office:value="35481.9633353046" calcext:value-type="float">
            <text:p>35481,9633353046</text:p>
          </table:table-cell>
          <table:table-cell table:formula="of:=[.$B$37]/(([.$B$38]+[.R$2])*([.$B30]+1))" office:value-type="float" office:value="35087.7192982456" calcext:value-type="float">
            <text:p>35087,7192982456</text:p>
          </table:table-cell>
          <table:table-cell table:number-columns-repeated="1007"/>
        </table:table-row>
        <table:table-row table:style-name="ro2">
          <table:table-cell/>
          <table:table-cell table:formula="of:=[.$B30]+1" office:value-type="float" office:value="38" calcext:value-type="float">
            <text:p>38</text:p>
          </table:table-cell>
          <table:table-cell table:formula="of:=[.$B$37]/(([.$B$38]+[.C$2])*([.$B31]+1))" office:value-type="float" office:value="41025.641025641" calcext:value-type="float">
            <text:p>41025,641025641</text:p>
          </table:table-cell>
          <table:table-cell table:formula="of:=[.$B$37]/(([.$B$38]+[.D$2])*([.$B31]+1))" office:value-type="float" office:value="40485.8299595142" calcext:value-type="float">
            <text:p>40485,8299595142</text:p>
          </table:table-cell>
          <table:table-cell table:formula="of:=[.$B$37]/(([.$B$38]+[.E$2])*([.$B31]+1))" office:value-type="float" office:value="39960.03996004" calcext:value-type="float">
            <text:p>39960,03996004</text:p>
          </table:table-cell>
          <table:table-cell table:formula="of:=[.$B$37]/(([.$B$38]+[.F$2])*([.$B31]+1))" office:value-type="float" office:value="39447.7317554241" calcext:value-type="float">
            <text:p>39447,7317554241</text:p>
          </table:table-cell>
          <table:table-cell table:formula="of:=[.$B$37]/(([.$B$38]+[.G$2])*([.$B31]+1))" office:value-type="float" office:value="38948.3933787731" calcext:value-type="float">
            <text:p>38948,3933787731</text:p>
          </table:table-cell>
          <table:table-cell table:formula="of:=[.$B$37]/(([.$B$38]+[.H$2])*([.$B31]+1))" office:value-type="float" office:value="38461.5384615385" calcext:value-type="float">
            <text:p>38461,5384615385</text:p>
          </table:table-cell>
          <table:table-cell table:formula="of:=[.$B$37]/(([.$B$38]+[.I$2])*([.$B31]+1))" office:value-type="float" office:value="37986.7046533713" calcext:value-type="float">
            <text:p>37986,7046533713</text:p>
          </table:table-cell>
          <table:table-cell table:formula="of:=[.$B$37]/(([.$B$38]+[.J$2])*([.$B31]+1))" office:value-type="float" office:value="37523.4521575985" calcext:value-type="float">
            <text:p>37523,4521575985</text:p>
          </table:table-cell>
          <table:table-cell table:formula="of:=[.$B$37]/(([.$B$38]+[.K$2])*([.$B31]+1))" office:value-type="float" office:value="37071.3623725672" calcext:value-type="float">
            <text:p>37071,3623725672</text:p>
          </table:table-cell>
          <table:table-cell table:formula="of:=[.$B$37]/(([.$B$38]+[.L$2])*([.$B31]+1))" office:value-type="float" office:value="36630.0366300366" calcext:value-type="float">
            <text:p>36630,0366300366</text:p>
          </table:table-cell>
          <table:table-cell table:formula="of:=[.$B$37]/(([.$B$38]+[.M$2])*([.$B31]+1))" office:value-type="float" office:value="36199.0950226244" calcext:value-type="float">
            <text:p>36199,0950226244</text:p>
          </table:table-cell>
          <table:table-cell table:formula="of:=[.$B$37]/(([.$B$38]+[.N$2])*([.$B31]+1))" office:value-type="float" office:value="35778.175313059" calcext:value-type="float">
            <text:p>35778,175313059</text:p>
          </table:table-cell>
          <table:table-cell table:formula="of:=[.$B$37]/(([.$B$38]+[.O$2])*([.$B31]+1))" office:value-type="float" office:value="35366.9319186561" calcext:value-type="float">
            <text:p>35366,9319186561</text:p>
          </table:table-cell>
          <table:table-cell table:formula="of:=[.$B$37]/(([.$B$38]+[.P$2])*([.$B31]+1))" office:value-type="float" office:value="34965.034965035" calcext:value-type="float">
            <text:p>34965,034965035</text:p>
          </table:table-cell>
          <table:table-cell table:formula="of:=[.$B$37]/(([.$B$38]+[.Q$2])*([.$B31]+1))" office:value-type="float" office:value="34572.1694036301" calcext:value-type="float">
            <text:p>34572,1694036301</text:p>
          </table:table-cell>
          <table:table-cell table:formula="of:=[.$B$37]/(([.$B$38]+[.R$2])*([.$B31]+1))" office:value-type="float" office:value="34188.0341880342" calcext:value-type="float">
            <text:p>34188,0341880342</text:p>
          </table:table-cell>
          <table:table-cell table:number-columns-repeated="1007"/>
        </table:table-row>
        <table:table-row table:style-name="ro2">
          <table:table-cell/>
          <table:table-cell table:formula="of:=[.$B31]+1" office:value-type="float" office:value="39" calcext:value-type="float">
            <text:p>39</text:p>
          </table:table-cell>
          <table:table-cell table:formula="of:=[.$B$37]/(([.$B$38]+[.C$2])*([.$B32]+1))" office:value-type="float" office:value="40000" calcext:value-type="float">
            <text:p>40000</text:p>
          </table:table-cell>
          <table:table-cell table:formula="of:=[.$B$37]/(([.$B$38]+[.D$2])*([.$B32]+1))" office:value-type="float" office:value="39473.6842105263" calcext:value-type="float">
            <text:p>39473,6842105263</text:p>
          </table:table-cell>
          <table:table-cell table:formula="of:=[.$B$37]/(([.$B$38]+[.E$2])*([.$B32]+1))" office:value-type="float" office:value="38961.038961039" calcext:value-type="float">
            <text:p>38961,038961039</text:p>
          </table:table-cell>
          <table:table-cell table:formula="of:=[.$B$37]/(([.$B$38]+[.F$2])*([.$B32]+1))" office:value-type="float" office:value="38461.5384615385" calcext:value-type="float">
            <text:p>38461,5384615385</text:p>
          </table:table-cell>
          <table:table-cell table:formula="of:=[.$B$37]/(([.$B$38]+[.G$2])*([.$B32]+1))" office:value-type="float" office:value="37974.6835443038" calcext:value-type="float">
            <text:p>37974,6835443038</text:p>
          </table:table-cell>
          <table:table-cell table:formula="of:=[.$B$37]/(([.$B$38]+[.H$2])*([.$B32]+1))" office:value-type="float" office:value="37500" calcext:value-type="float">
            <text:p>37500</text:p>
          </table:table-cell>
          <table:table-cell table:formula="of:=[.$B$37]/(([.$B$38]+[.I$2])*([.$B32]+1))" office:value-type="float" office:value="37037.037037037" calcext:value-type="float">
            <text:p>37037,037037037</text:p>
          </table:table-cell>
          <table:table-cell table:formula="of:=[.$B$37]/(([.$B$38]+[.J$2])*([.$B32]+1))" office:value-type="float" office:value="36585.3658536585" calcext:value-type="float">
            <text:p>36585,3658536585</text:p>
          </table:table-cell>
          <table:table-cell table:formula="of:=[.$B$37]/(([.$B$38]+[.K$2])*([.$B32]+1))" office:value-type="float" office:value="36144.578313253" calcext:value-type="float">
            <text:p>36144,578313253</text:p>
          </table:table-cell>
          <table:table-cell table:formula="of:=[.$B$37]/(([.$B$38]+[.L$2])*([.$B32]+1))" office:value-type="float" office:value="35714.2857142857" calcext:value-type="float">
            <text:p>35714,2857142857</text:p>
          </table:table-cell>
          <table:table-cell table:formula="of:=[.$B$37]/(([.$B$38]+[.M$2])*([.$B32]+1))" office:value-type="float" office:value="35294.1176470588" calcext:value-type="float">
            <text:p>35294,1176470588</text:p>
          </table:table-cell>
          <table:table-cell table:formula="of:=[.$B$37]/(([.$B$38]+[.N$2])*([.$B32]+1))" office:value-type="float" office:value="34883.7209302326" calcext:value-type="float">
            <text:p>34883,7209302326</text:p>
          </table:table-cell>
          <table:table-cell table:formula="of:=[.$B$37]/(([.$B$38]+[.O$2])*([.$B32]+1))" office:value-type="float" office:value="34482.7586206897" calcext:value-type="float">
            <text:p>34482,7586206897</text:p>
          </table:table-cell>
          <table:table-cell table:formula="of:=[.$B$37]/(([.$B$38]+[.P$2])*([.$B32]+1))" office:value-type="float" office:value="34090.9090909091" calcext:value-type="float">
            <text:p>34090,9090909091</text:p>
          </table:table-cell>
          <table:table-cell table:formula="of:=[.$B$37]/(([.$B$38]+[.Q$2])*([.$B32]+1))" office:value-type="float" office:value="33707.8651685393" calcext:value-type="float">
            <text:p>33707,8651685393</text:p>
          </table:table-cell>
          <table:table-cell table:formula="of:=[.$B$37]/(([.$B$38]+[.R$2])*([.$B32]+1))" office:value-type="float" office:value="33333.3333333333" calcext:value-type="float">
            <text:p>33333,3333333333</text:p>
          </table:table-cell>
          <table:table-cell table:number-columns-repeated="1007"/>
        </table:table-row>
        <table:table-row table:style-name="ro2">
          <table:table-cell/>
          <table:table-cell table:formula="of:=[.$B32]+1" office:value-type="float" office:value="40" calcext:value-type="float">
            <text:p>40</text:p>
          </table:table-cell>
          <table:table-cell table:formula="of:=[.$B$37]/(([.$B$38]+[.C$2])*([.$B33]+1))" office:value-type="float" office:value="39024.3902439024" calcext:value-type="float">
            <text:p>39024,3902439024</text:p>
          </table:table-cell>
          <table:table-cell table:formula="of:=[.$B$37]/(([.$B$38]+[.D$2])*([.$B33]+1))" office:value-type="float" office:value="38510.9114249037" calcext:value-type="float">
            <text:p>38510,9114249037</text:p>
          </table:table-cell>
          <table:table-cell table:formula="of:=[.$B$37]/(([.$B$38]+[.E$2])*([.$B33]+1))" office:value-type="float" office:value="38010.7697180868" calcext:value-type="float">
            <text:p>38010,7697180868</text:p>
          </table:table-cell>
          <table:table-cell table:formula="of:=[.$B$37]/(([.$B$38]+[.F$2])*([.$B33]+1))" office:value-type="float" office:value="37523.4521575985" calcext:value-type="float">
            <text:p>37523,4521575985</text:p>
          </table:table-cell>
          <table:table-cell table:formula="of:=[.$B$37]/(([.$B$38]+[.G$2])*([.$B33]+1))" office:value-type="float" office:value="37048.4717505403" calcext:value-type="float">
            <text:p>37048,4717505403</text:p>
          </table:table-cell>
          <table:table-cell table:formula="of:=[.$B$37]/(([.$B$38]+[.H$2])*([.$B33]+1))" office:value-type="float" office:value="36585.3658536585" calcext:value-type="float">
            <text:p>36585,3658536585</text:p>
          </table:table-cell>
          <table:table-cell table:formula="of:=[.$B$37]/(([.$B$38]+[.I$2])*([.$B33]+1))" office:value-type="float" office:value="36133.69467028" calcext:value-type="float">
            <text:p>36133,69467028</text:p>
          </table:table-cell>
          <table:table-cell table:formula="of:=[.$B$37]/(([.$B$38]+[.J$2])*([.$B33]+1))" office:value-type="float" office:value="35693.0398572278" calcext:value-type="float">
            <text:p>35693,0398572278</text:p>
          </table:table-cell>
          <table:table-cell table:formula="of:=[.$B$37]/(([.$B$38]+[.K$2])*([.$B33]+1))" office:value-type="float" office:value="35263.003232442" calcext:value-type="float">
            <text:p>35263,003232442</text:p>
          </table:table-cell>
          <table:table-cell table:formula="of:=[.$B$37]/(([.$B$38]+[.L$2])*([.$B33]+1))" office:value-type="float" office:value="34843.2055749129" calcext:value-type="float">
            <text:p>34843,2055749129</text:p>
          </table:table-cell>
          <table:table-cell table:formula="of:=[.$B$37]/(([.$B$38]+[.M$2])*([.$B33]+1))" office:value-type="float" office:value="34433.2855093257" calcext:value-type="float">
            <text:p>34433,2855093257</text:p>
          </table:table-cell>
          <table:table-cell table:formula="of:=[.$B$37]/(([.$B$38]+[.N$2])*([.$B33]+1))" office:value-type="float" office:value="34032.8984685196" calcext:value-type="float">
            <text:p>34032,8984685196</text:p>
          </table:table-cell>
          <table:table-cell table:formula="of:=[.$B$37]/(([.$B$38]+[.O$2])*([.$B33]+1))" office:value-type="float" office:value="33641.7157275021" calcext:value-type="float">
            <text:p>33641,7157275021</text:p>
          </table:table-cell>
          <table:table-cell table:formula="of:=[.$B$37]/(([.$B$38]+[.P$2])*([.$B33]+1))" office:value-type="float" office:value="33259.4235033259" calcext:value-type="float">
            <text:p>33259,4235033259</text:p>
          </table:table-cell>
          <table:table-cell table:formula="of:=[.$B$37]/(([.$B$38]+[.Q$2])*([.$B33]+1))" office:value-type="float" office:value="32885.7221156481" calcext:value-type="float">
            <text:p>32885,7221156481</text:p>
          </table:table-cell>
          <table:table-cell table:formula="of:=[.$B$37]/(([.$B$38]+[.R$2])*([.$B33]+1))" office:value-type="float" office:value="32520.325203252" calcext:value-type="float">
            <text:p>32520,325203252</text:p>
          </table:table-cell>
          <table:table-cell table:number-columns-repeated="1007"/>
        </table:table-row>
        <table:table-row table:style-name="ro2">
          <table:table-cell/>
          <table:table-cell table:formula="of:=[.$B33]+1" office:value-type="float" office:value="41" calcext:value-type="float">
            <text:p>41</text:p>
          </table:table-cell>
          <table:table-cell table:formula="of:=[.$B$37]/(([.$B$38]+[.C$2])*([.$B34]+1))" office:value-type="float" office:value="38095.2380952381" calcext:value-type="float">
            <text:p>38095,2380952381</text:p>
          </table:table-cell>
          <table:table-cell table:formula="of:=[.$B$37]/(([.$B$38]+[.D$2])*([.$B34]+1))" office:value-type="float" office:value="37593.984962406" calcext:value-type="float">
            <text:p>37593,984962406</text:p>
          </table:table-cell>
          <table:table-cell table:formula="of:=[.$B$37]/(([.$B$38]+[.E$2])*([.$B34]+1))" office:value-type="float" office:value="37105.7513914657" calcext:value-type="float">
            <text:p>37105,7513914657</text:p>
          </table:table-cell>
          <table:table-cell table:formula="of:=[.$B$37]/(([.$B$38]+[.F$2])*([.$B34]+1))" office:value-type="float" office:value="36630.0366300366" calcext:value-type="float">
            <text:p>36630,0366300366</text:p>
          </table:table-cell>
          <table:table-cell table:formula="of:=[.$B$37]/(([.$B$38]+[.G$2])*([.$B34]+1))" office:value-type="float" office:value="36166.3652802893" calcext:value-type="float">
            <text:p>36166,3652802893</text:p>
          </table:table-cell>
          <table:table-cell table:formula="of:=[.$B$37]/(([.$B$38]+[.H$2])*([.$B34]+1))" office:value-type="float" office:value="35714.2857142857" calcext:value-type="float">
            <text:p>35714,2857142857</text:p>
          </table:table-cell>
          <table:table-cell table:formula="of:=[.$B$37]/(([.$B$38]+[.I$2])*([.$B34]+1))" office:value-type="float" office:value="35273.3686067019" calcext:value-type="float">
            <text:p>35273,3686067019</text:p>
          </table:table-cell>
          <table:table-cell table:formula="of:=[.$B$37]/(([.$B$38]+[.J$2])*([.$B34]+1))" office:value-type="float" office:value="34843.2055749129" calcext:value-type="float">
            <text:p>34843,2055749129</text:p>
          </table:table-cell>
          <table:table-cell table:formula="of:=[.$B$37]/(([.$B$38]+[.K$2])*([.$B34]+1))" office:value-type="float" office:value="34423.4079173838" calcext:value-type="float">
            <text:p>34423,4079173838</text:p>
          </table:table-cell>
          <table:table-cell table:formula="of:=[.$B$37]/(([.$B$38]+[.L$2])*([.$B34]+1))" office:value-type="float" office:value="34013.6054421769" calcext:value-type="float">
            <text:p>34013,6054421769</text:p>
          </table:table-cell>
          <table:table-cell table:formula="of:=[.$B$37]/(([.$B$38]+[.M$2])*([.$B34]+1))" office:value-type="float" office:value="33613.4453781513" calcext:value-type="float">
            <text:p>33613,4453781513</text:p>
          </table:table-cell>
          <table:table-cell table:formula="of:=[.$B$37]/(([.$B$38]+[.N$2])*([.$B34]+1))" office:value-type="float" office:value="33222.5913621262" calcext:value-type="float">
            <text:p>33222,5913621262</text:p>
          </table:table-cell>
          <table:table-cell table:formula="of:=[.$B$37]/(([.$B$38]+[.O$2])*([.$B34]+1))" office:value-type="float" office:value="32840.7224958949" calcext:value-type="float">
            <text:p>32840,7224958949</text:p>
          </table:table-cell>
          <table:table-cell table:formula="of:=[.$B$37]/(([.$B$38]+[.P$2])*([.$B34]+1))" office:value-type="float" office:value="32467.5324675325" calcext:value-type="float">
            <text:p>32467,5324675325</text:p>
          </table:table-cell>
          <table:table-cell table:formula="of:=[.$B$37]/(([.$B$38]+[.Q$2])*([.$B34]+1))" office:value-type="float" office:value="32102.7287319422" calcext:value-type="float">
            <text:p>32102,7287319422</text:p>
          </table:table-cell>
          <table:table-cell table:formula="of:=[.$B$37]/(([.$B$38]+[.R$2])*([.$B34]+1))" office:value-type="float" office:value="31746.0317460317" calcext:value-type="float">
            <text:p>31746,0317460317</text:p>
          </table:table-cell>
          <table:table-cell table:number-columns-repeated="1007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t states)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4:05:41.3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2-12T15:47:59.586000000</dc:date>
    <meta:editing-duration>PT18H37M31S</meta:editing-duration>
    <meta:editing-cycles>28</meta:editing-cycles>
    <meta:generator>LibreOffice/7.6.0.3$Windows_X86_64 LibreOffice_project/69edd8b8ebc41d00b4de3915dc82f8f0fc3b6265</meta:generator>
    <meta:document-statistic meta:table-count="1" meta:cell-count="567" meta:object-count="0"/>
  </office:meta>
</office:document-meta>
</file>